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08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8.3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eerde gedeelte.A909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eerde gedeelte.A909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</style:style>
    <style:style style:name="ce31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4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6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3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3">
      <style:table-cell-properties fo:padding="0.071cm"/>
    </style:style>
    <style:style style:name="ce7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10" table:default-cell-style-name="ce7"/>
        <table:table-column table:style-name="co4" table:default-cell-style-name="Default"/>
        <table:table-column table:style-name="co5" table:number-columns-repeated="6" table:default-cell-style-name="ce61"/>
        <table:table-column table:style-name="co5" table:default-cell-style-name="ce7"/>
        <table:table-column table:style-name="co6" table:number-columns-repeated="2" table:default-cell-style-name="ce7"/>
        <table:table-column table:style-name="co7" table:number-columns-repeated="6" table:default-cell-style-name="ce7"/>
        <table:table-column table:style-name="co4" table:number-columns-repeated="996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183cm" svg:height="2.806cm" svg:x="11.327cm" svg:y="0.052cm" draw:caption-point-x="-0.43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DERNTHE - VIERDE GEDEELTE - <text:s/>INDEELING DER BEVOLKING NAAR DE BEROEPEN </text:p>
          </table:table-cell>
          <table:table-cell table:style-name="ce12" table:number-columns-repeated="3"/>
          <table:table-cell table:style-name="ce33" table:number-columns-repeated="6"/>
          <table:table-cell table:style-name="ce41" table:number-columns-repeated="3"/>
          <table:table-cell table:style-name="ce56" table:number-columns-repeated="5"/>
          <table:table-cell table:style-name="ce66"/>
          <table:table-cell table:style-name="ce70" table:number-columns-repeated="3"/>
          <table:table-cell table:style-name="ce73" table:number-columns-repeated="1002"/>
        </table:table-row>
        <table:table-row table:style-name="ro1">
          <table:table-cell table:style-name="ce2"/>
          <table:table-cell table:style-name="ce13" table:number-columns-repeated="12"/>
          <table:table-cell table:style-name="ce57" table:number-columns-repeated="6"/>
          <table:table-cell table:style-name="ce13" table:number-columns-repeated="2"/>
          <table:table-cell table:style-name="ce71"/>
          <table:table-cell table:style-name="ce73" table:number-columns-repeated="1002"/>
        </table:table-row>
        <table:table-row table:style-name="ro2">
          <table:table-cell table:style-name="ce3" office:value-type="string" calcext:value-type="string">
            <text:p>DE DRIE STEDEN <text:s text:c="6"/></text:p>
          </table:table-cell>
          <table:table-cell table:style-name="ce14"/>
          <table:table-cell table:style-name="ce17" office:value-type="string" calcext:value-type="string" table:number-columns-spanned="2" table:number-rows-spanned="1">
            <text:p>Beneden de 10 jaren</text:p>
          </table:table-cell>
          <table:covered-table-cell table:style-name="ce25"/>
          <table:table-cell table:style-name="ce34" office:value-type="string" calcext:value-type="string" table:number-columns-spanned="2" table:number-rows-spanned="1">
            <text:p>Van 10 en 11 jaren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Van 12 tot en met 15 jaren</text:p>
          </table:table-cell>
          <table:covered-table-cell table:style-name="ce25"/>
          <table:table-cell table:style-name="ce37" office:value-type="string" calcext:value-type="string" table:number-columns-spanned="2" table:number-rows-spanned="1">
            <text:p>Van 16 jaren en daarboven</text:p>
          </table:table-cell>
          <table:covered-table-cell table:style-name="ce25"/>
          <table:table-cell table:style-name="ce42" office:value-type="string" calcext:value-type="string" table:number-columns-spanned="3" table:number-rows-spanned="3">
            <text:p>TOTAAL</text:p>
          </table:table-cell>
          <table:covered-table-cell table:style-name="ce45"/>
          <table:covered-table-cell table:style-name="ce47"/>
          <table:table-cell table:style-name="ce58" office:value-type="string" calcext:value-type="string" table:number-columns-spanned="1" table:number-rows-spanned="4">
            <text:p>Telling</text:p>
          </table:table-cell>
          <table:table-cell table:style-name="ce62" office:value-type="string" calcext:value-type="string" table:number-columns-spanned="1" table:number-rows-spanned="4">
            <text:p>Tabel</text:p>
          </table:table-cell>
          <table:table-cell table:style-name="ce62" office:value-type="string" calcext:value-type="string" table:number-columns-spanned="1" table:number-rows-spanned="4">
            <text:p>Pagina links</text:p>
          </table:table-cell>
          <table:table-cell table:style-name="ce62" office:value-type="string" calcext:value-type="string" table:number-columns-spanned="1" table:number-rows-spanned="4">
            <text:p>Pagina rechts</text:p>
          </table:table-cell>
          <table:table-cell table:style-name="ce62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style-name="ce71"/>
          <table:table-cell table:style-name="ce13" table:number-columns-repeated="2"/>
          <table:table-cell table:style-name="ce73" table:number-columns-repeated="1002"/>
        </table:table-row>
        <table:table-row table:style-name="ro3">
          <table:table-cell table:style-name="ce4" office:value-type="string" calcext:value-type="string" table:number-columns-spanned="1" table:number-rows-spanned="3">
            <text:p><text:span text:style-name="T2"><text:a xlink:href="#Veerde gedeelte.A909" xlink:type="simple"> Beroepen of middelen van bestaan  </text:a></text:span></text:p>
          </table:table-cell>
          <table:table-cell table:style-name="ce15"/>
          <table:table-cell table:style-name="ce18" office:value-type="string" calcext:value-type="string" table:number-columns-spanned="2" table:number-rows-spanned="2">
            <text:p>Geboren in 1849 tot en met 1840</text:p>
          </table:table-cell>
          <table:covered-table-cell table:style-name="ce26"/>
          <table:table-cell table:style-name="ce35" office:value-type="string" calcext:value-type="string" table:number-columns-spanned="2" table:number-rows-spanned="2">
            <text:p>Geboren in 1839 en 1838</text:p>
          </table:table-cell>
          <table:covered-table-cell table:style-name="ce26"/>
          <table:table-cell table:style-name="ce35" office:value-type="string" calcext:value-type="string" table:number-columns-spanned="2" table:number-rows-spanned="2">
            <text:p>Geboren in 1837 tot en met 1834</text:p>
          </table:table-cell>
          <table:covered-table-cell table:style-name="ce26"/>
          <table:table-cell table:style-name="ce38" office:value-type="string" calcext:value-type="string" table:number-columns-spanned="2" table:number-rows-spanned="2">
            <text:p>Geboren in 1833 en vroegere jaren.</text:p>
          </table:table-cell>
          <table:covered-table-cell table:style-name="ce39"/>
          <table:covered-table-cell table:style-name="ce43"/>
          <table:covered-table-cell table:style-name="ce46"/>
          <table:covered-table-cell table:style-name="ce48"/>
          <table:covered-table-cell table:style-name="ce59"/>
          <table:covered-table-cell table:number-columns-repeated="4" table:style-name="ce63"/>
          <table:covered-table-cell table:style-name="ce68"/>
          <table:table-cell table:style-name="ce71" table:number-columns-repeated="3"/>
          <table:table-cell table:style-name="ce73" table:number-columns-repeated="1002"/>
        </table:table-row>
        <table:table-row table:style-name="ro4">
          <table:covered-table-cell table:style-name="ce5"/>
          <table:table-cell table:style-name="ce15"/>
          <table:covered-table-cell table:style-name="ce19"/>
          <table:covered-table-cell table:number-columns-repeated="6" table:style-name="ce27"/>
          <table:covered-table-cell table:style-name="ce40"/>
          <table:covered-table-cell table:style-name="ce44"/>
          <table:covered-table-cell table:style-name="ce27"/>
          <table:covered-table-cell table:style-name="ce49"/>
          <table:covered-table-cell table:style-name="ce59"/>
          <table:covered-table-cell table:number-columns-repeated="4" table:style-name="ce63"/>
          <table:covered-table-cell table:style-name="ce68"/>
          <table:table-cell table:style-name="ce71" table:number-columns-repeated="3"/>
          <table:table-cell table:style-name="ce73" table:number-columns-repeated="1002"/>
        </table:table-row>
        <table:table-row table:style-name="ro2">
          <table:covered-table-cell table:style-name="ce6"/>
          <table:table-cell table:style-name="ce15"/>
          <table:table-cell table:style-name="ce20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50" office:value-type="string" calcext:value-type="string">
            <text:p>Totaal.</text:p>
          </table:table-cell>
          <table:covered-table-cell table:style-name="ce60"/>
          <table:covered-table-cell table:number-columns-repeated="4" table:style-name="ce64"/>
          <table:covered-table-cell table:style-name="ce69"/>
          <table:table-cell table:style-name="ce71" table:number-columns-repeated="3"/>
          <table:table-cell table:style-name="ce73" table:number-columns-repeated="1002"/>
        </table:table-row>
        <table:table-row table:style-name="ro1">
          <table:table-cell table:number-columns-repeated="1024"/>
        </table:table-row>
        <table:table-row table:style-name="ro5">
          <table:table-cell table:style-name="ce8" office:value-type="string" calcext:value-type="string">
            <text:p>Aannemers</text:p>
          </table:table-cell>
          <table:table-cell/>
          <table:table-cell table:style-name="ce21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51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ardappelenmeel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ardewerk- en porcelein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ardewerk- en porceleinkooplied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dvoka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52" office:value-type="float" office:value="12" calcext:value-type="float">
            <text:p>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fbraak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luin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Staats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52" office:value-type="float" office:value="50" calcext:value-type="float">
            <text:p>5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Provincial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52" office:value-type="float" office:value="15" calcext:value-type="float">
            <text:p>1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Gemeente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2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Niet genoemde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pothekers, drogis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23" calcext:value-type="float">
            <text:p>2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beiders, dagloon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235" calcext:value-type="float">
            <text:p>235</text:p>
          </table:table-cell>
          <table:table-cell table:style-name="ce52" office:value-type="float" office:value="836" calcext:value-type="float">
            <text:p>83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adstoofhou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ankiers, effectenhandelaars, geldwisselaars, kassi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eldhouwers, lofwerk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st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40" calcext:value-type="float">
            <text:p>4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erbrouwers, bier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llard-, kaats-ball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leek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lik-, en pleetwerkers, lamp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loemisten, boomkweekers, tuiniers, warmoezen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ekbin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52" office:value-type="float" office:value="18" calcext:value-type="float">
            <text:p>1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52" office:value-type="float" office:value="12" calcext:value-type="float">
            <text:p>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n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ordpapier (werkers in) doozen-, kaartenma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orduurwerkers, kan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orstel-, kaarden-, kammen-, rijven, zeef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52" office:value-type="float" office:value="19" calcext:value-type="float">
            <text:p>1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uwmeesters, civiel ingeni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rillenslijp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rood-, kleingoed-, koek- en banketbakkers en slij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4" calcext:value-type="float">
            <text:p>4</text:p>
          </table:table-cell>
          <table:table-cell table:style-name="ce52" office:value-type="float" office:value="113" calcext:value-type="float">
            <text:p>11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hicorei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Chocolade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eurwaa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ienstboden, bakers, huisbewaarders, minnen, oppassers, portiers</text:p>
          </table:table-cell>
          <table:table-cell/>
          <table:table-cell table:style-name="ce22"/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08" calcext:value-type="float">
            <text:p>508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42" calcext:value-type="float">
            <text:p>542</text:p>
          </table:table-cell>
          <table:table-cell table:style-name="ce52" office:value-type="float" office:value="604" calcext:value-type="float">
            <text:p>60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oodgravers, bedienaars van begravenissen, verhuurders van rouwklee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abrijkanten van verschillenden aard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ineerza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aarkeukenhou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alanterieware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aren- en bandwinkeli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az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26" calcext:value-type="float">
            <text:p>2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eschutgieters, geweer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lasblaz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iendbaz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oenten-, fruitverkoop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ondeigen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ossiers, slij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utters, kruiden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40" calcext:value-type="float">
            <text:p>4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aar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ndelsleerlin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andelsreizi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ndschoenen- en dass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ven- en baken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etmaaij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6" calcext:value-type="float">
            <text:p>6</text:p>
          </table:table-cell>
          <table:table-cell table:style-name="ce52" office:value-type="float" office:value="26" calcext:value-type="float">
            <text:p>2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erders en veehoed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52" office:value-type="float" office:value="23" calcext:value-type="float">
            <text:p>2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outh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52" office:value-type="float" office:value="14" calcext:value-type="float">
            <text:p>1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uisleerlingen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52" office:value-type="float" office:value="18" calcext:value-type="float">
            <text:p>1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nleggers van levensbehoef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Ja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52" office:value-type="float" office:value="21" calcext:value-type="float">
            <text:p>2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arders, wolkam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52" office:value-type="float" office:value="28" calcext:value-type="float">
            <text:p>2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detten van de landmag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adetten van de zeemag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52" office:value-type="float" office:value="23" calcext:value-type="float">
            <text:p>2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eeder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112" calcext:value-type="float">
            <text:p>1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leinhandelaars, wink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7" calcext:value-type="float">
            <text:p>47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52" office:value-type="float" office:value="36" calcext:value-type="float">
            <text:p>3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omp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52" office:value-type="float" office:value="23" calcext:value-type="float">
            <text:p>2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noop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lenbran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lonisten gewone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lonisten bedel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4" calcext:value-type="float">
            <text:p>24</text:p>
          </table:table-cell>
          <table:table-cell table:style-name="ce52" office:value-type="float" office:value="244" calcext:value-type="float">
            <text:p>24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ornmolen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22" calcext:value-type="float">
            <text:p>2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ornversch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52" office:value-type="float" office:value="27" calcext:value-type="float">
            <text:p>2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per-, klok- en geelg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stschoolhouders en onderwijz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stschoolleerling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aankinde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a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52" office:value-type="float" office:value="14" calcext:value-type="float">
            <text:p>1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amm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oeghouders, tapp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7" calcext:value-type="float">
            <text:p>7</text:p>
          </table:table-cell>
          <table:table-cell table:style-name="ce52" office:value-type="float" office:value="27" calcext:value-type="float">
            <text:p>2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52" office:value-type="float" office:value="20" calcext:value-type="float">
            <text:p>2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87" calcext:value-type="float">
            <text:p>187</text:p>
          </table:table-cell>
          <table:table-cell table:style-name="ce30"/>
          <table:table-cell table:style-name="ce30" office:value-type="float" office:value="191" calcext:value-type="float">
            <text:p>191</text:p>
          </table:table-cell>
          <table:table-cell table:style-name="ce30"/>
          <table:table-cell table:style-name="ce52" office:value-type="float" office:value="191" calcext:value-type="float">
            <text:p>19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ipers, hoepel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52" office:value-type="float" office:value="36" calcext:value-type="float">
            <text:p>3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nstenaars, goochelaars enz.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l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muzijkanten, muzijkmeesters, organis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schil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rken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andbouwers</text:p>
          </table:table-cell>
          <table:table-cell/>
          <table:table-cell table:style-name="ce22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96" calcext:value-type="float">
            <text:p>96</text:p>
          </table:table-cell>
          <table:table-cell table:style-name="ce52" office:value-type="float" office:value="472" calcext:value-type="float">
            <text:p>47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taarnop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tijnsche scholen leerling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52" office:value-type="float" office:value="14" calcext:value-type="float">
            <text:p>1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eerbereiders en looij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iefdadige gestichten hoof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iniee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oodwit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ijm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gazijn- en pakhuis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kelaars en kargadoo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nd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52" office:value-type="float" office:value="14" calcext:value-type="float">
            <text:p>1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nufakturen/* 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nufakturen/*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style-name="ce52" office:value-type="float" office:value="21" calcext:value-type="float">
            <text:p>2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nufakturen/* werklied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tt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lk-, boter-, kaas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essenmakers en slij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tsel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52" office:value-type="float" office:value="33" calcext:value-type="float">
            <text:p>3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demaakst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l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utmolen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ijn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30" table:number-columns-repeated="4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73" calcext:value-type="float">
            <text:p>173</text:p>
          </table:table-cell>
          <table:table-cell table:style-name="ce30"/>
          <table:table-cell table:style-name="ce30" office:value-type="float" office:value="182" calcext:value-type="float">
            <text:p>182</text:p>
          </table:table-cell>
          <table:table-cell table:style-name="ce52" office:value-type="float" office:value="182" calcext:value-type="float">
            <text:p>18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Nach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Notaris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Notarissen (kandidaat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lieslagers en molen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mroepers, aanp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wijzers, onderwijzeressen, ondermeesters, kweekelingen, gouveneurs, gouvern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9" calcext:value-type="float">
            <text:p>9</text:p>
          </table:table-cell>
          <table:table-cell table:style-name="ce52" office:value-type="float" office:value="39" calcext:value-type="float">
            <text:p>3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pzigters, conducteurs enz.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arden- en veehouders en verkoopers, koemel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7" calcext:value-type="float">
            <text:p>7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arden- en beesten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nnen-, potten-, pijpen-, steen- en tegelb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pier- en gekleurd papier-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pier- en gekleurd papier-handel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pier- en gekleurd papier-werklied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rapluie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ennenberei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ik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ik- en teersto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leistergieters, boetsee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52" office:value-type="float" office:value="13" calcext:value-type="float">
            <text:p>1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rokur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ublieke vrouwen, publiekhuishouden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ijp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Re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52" office:value-type="float" office:value="21" calcext:value-type="float">
            <text:p>2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nteniers, partikuli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nt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24" calcext:value-type="float">
            <text:p>2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ijtuigschil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aar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u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eep-, blok-, mast- en zeilmakers, rafactiemeesters, scheepsloopers, tak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52" office:value-type="float" office:value="38" calcext:value-type="float">
            <text:p>3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eepsw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epzeilnaald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elpvisschers, schul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rm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ilders (huis-), glaz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52" office:value-type="float" office:value="80" calcext:value-type="float">
            <text:p>8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5" calcext:value-type="float">
            <text:p>5</text:p>
          </table:table-cell>
          <table:table-cell table:style-name="ce52" office:value-type="float" office:value="219" calcext:value-type="float">
            <text:p>21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oenmakers en lap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137" calcext:value-type="float">
            <text:p>13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oolleerlingen</text:p>
          </table:table-cell>
          <table:table-cell/>
          <table:table-cell table:style-name="ce22" office:value-type="float" office:value="625" calcext:value-type="float">
            <text:p>625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1019" calcext:value-type="float">
            <text:p>1,019</text:p>
          </table:table-cell>
          <table:table-cell table:style-name="ce30" office:value-type="float" office:value="995" calcext:value-type="float">
            <text:p>995</text:p>
          </table:table-cell>
          <table:table-cell table:style-name="ce53" office:value-type="float" office:value="2014" calcext:value-type="float">
            <text:p>2,014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Schoorsteenve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meden grof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meden hoef-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meden kagchel- en andere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52" office:value-type="float" office:value="39" calcext:value-type="float">
            <text:p>3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ollicit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iegelmak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inners, spoelders, wev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39" calcext:value-type="float">
            <text:p>39</text:p>
          </table:table-cell>
          <table:table-cell table:style-name="ce52" office:value-type="float" office:value="212" calcext:value-type="float">
            <text:p>2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ijker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eenhouw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el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52" office:value-type="float" office:value="9" calcext:value-type="float">
            <text:p>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offenverwers, glanz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raa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udenten aan seminari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ukadoors, wit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ijfsel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uiker- en pastijb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uikerraffinad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almeesters, translat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kerv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52" office:value-type="float" office:value="21" calcext:value-type="float">
            <text:p>2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plan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pijt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immerlieden, kis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57" calcext:value-type="float">
            <text:p>157</text:p>
          </table:table-cell>
          <table:table-cell table:style-name="ce30"/>
          <table:table-cell table:style-name="ce30" office:value-type="float" office:value="166" calcext:value-type="float">
            <text:p>166</text:p>
          </table:table-cell>
          <table:table-cell table:style-name="ce30"/>
          <table:table-cell table:style-name="ce52" office:value-type="float" office:value="166" calcext:value-type="float">
            <text:p>16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inneg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ouwslagers, baan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52" office:value-type="float" office:value="15" calcext:value-type="float">
            <text:p>1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raansto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urf-, koorn- en kolendra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Uurwerk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52" office:value-type="float" office:value="22" calcext:value-type="float">
            <text:p>2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eart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enlieden, turfbo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52" office:value-type="float" office:value="15" calcext:value-type="float">
            <text:p>1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ndu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ergulders, lijst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eteran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ll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schdroogers en roo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sch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ssch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52" office:value-type="float" office:value="10" calcext:value-type="float">
            <text:p>1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64" calcext:value-type="float">
            <text:p>6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oddenra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52" office:value-type="float" office:value="26" calcext:value-type="float">
            <text:p>2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ogelverkoopers, kooiboe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afel- en poffertjesb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atermolen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e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ierspinn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ij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Jk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Jzer- en koperdraaij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IJzerg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aad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kkenmakers en verhuu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and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eep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eevaart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eevaartscholen leerling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iekenoppass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ut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waardve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erschillende beroepen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der beroep</text:p>
          </table:table-cell>
          <table:table-cell/>
          <table:table-cell table:style-name="ce22" office:value-type="float" office:value="960" calcext:value-type="float">
            <text:p>960</text:p>
          </table:table-cell>
          <table:table-cell table:style-name="ce30" office:value-type="float" office:value="985" calcext:value-type="float">
            <text:p>985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87" calcext:value-type="float">
            <text:p>387</text:p>
          </table:table-cell>
          <table:table-cell table:style-name="ce31" office:value-type="float" office:value="3148" calcext:value-type="float">
            <text:p>3,148</text:p>
          </table:table-cell>
          <table:table-cell table:style-name="ce31" office:value-type="float" office:value="1667" calcext:value-type="float">
            <text:p>1,667</text:p>
          </table:table-cell>
          <table:table-cell table:style-name="ce31" office:value-type="float" office:value="4575" calcext:value-type="float">
            <text:p>4,575</text:p>
          </table:table-cell>
          <table:table-cell table:style-name="ce53" office:value-type="float" office:value="6242" calcext:value-type="float">
            <text:p>6,242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Beroep onbekend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/>
          <table:table-cell table:style-name="ce23" office:value-type="float" office:value="1592" calcext:value-type="float">
            <text:p>1,592</text:p>
          </table:table-cell>
          <table:table-cell table:style-name="ce31" office:value-type="float" office:value="1604" calcext:value-type="float">
            <text:p>1,604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579" calcext:value-type="float">
            <text:p>579</text:p>
          </table:table-cell>
          <table:table-cell table:style-name="ce30" office:value-type="float" office:value="580" calcext:value-type="float">
            <text:p>580</text:p>
          </table:table-cell>
          <table:table-cell table:style-name="ce31" office:value-type="float" office:value="4010" calcext:value-type="float">
            <text:p>4,010</text:p>
          </table:table-cell>
          <table:table-cell table:style-name="ce31" office:value-type="float" office:value="4369" calcext:value-type="float">
            <text:p>4,369</text:p>
          </table:table-cell>
          <table:table-cell table:style-name="ce31" office:value-type="float" office:value="6492" calcext:value-type="float">
            <text:p>6,492</text:p>
          </table:table-cell>
          <table:table-cell table:style-name="ce31" office:value-type="float" office:value="6848" calcext:value-type="float">
            <text:p>6,848</text:p>
          </table:table-cell>
          <table:table-cell table:style-name="ce53" office:value-type="float" office:value="13340" calcext:value-type="float">
            <text:p>13,340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Aanne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ardappelenmeel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ardewerk- en porcelein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ardewerk- en porcelein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dvoka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fbraak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luin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Staats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73" calcext:value-type="float">
            <text:p>7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Provincial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Gemeente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2" calcext:value-type="float">
            <text:p>52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/>
          <table:table-cell table:style-name="ce52" office:value-type="float" office:value="52" calcext:value-type="float">
            <text:p>5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Niet genoemde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pothekers, drogis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beiders, daglooners</text:p>
          </table:table-cell>
          <table:table-cell/>
          <table:table-cell table:style-name="ce22"/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211" calcext:value-type="float">
            <text:p>211</text:p>
          </table:table-cell>
          <table:table-cell table:style-name="ce31" office:value-type="float" office:value="4824" calcext:value-type="float">
            <text:p>4,824</text:p>
          </table:table-cell>
          <table:table-cell table:style-name="ce31" office:value-type="float" office:value="2821" calcext:value-type="float">
            <text:p>2,821</text:p>
          </table:table-cell>
          <table:table-cell table:style-name="ce31" office:value-type="float" office:value="5135" calcext:value-type="float">
            <text:p>5,135</text:p>
          </table:table-cell>
          <table:table-cell table:style-name="ce31" office:value-type="float" office:value="3040" calcext:value-type="float">
            <text:p>3,040</text:p>
          </table:table-cell>
          <table:table-cell table:style-name="ce53" office:value-type="float" office:value="8175" calcext:value-type="float">
            <text:p>8,175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52" office:value-type="float" office:value="15" calcext:value-type="float">
            <text:p>1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adstoofhou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eldhouwers, lofwerk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st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52" office:value-type="float" office:value="20" calcext:value-type="float">
            <text:p>2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erbrouwers, biersto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llard-, kaats-ball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leek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lik- en plaatwerkers, lamp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loemisten, boomkweekers, tuiniers, warmoezen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47" calcext:value-type="float">
            <text:p>4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ekbin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nt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orduurwerkers, kan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orstel-, kaarden-, kammen-, rijven-, zeeft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uw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rillenslijp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rood-, kleingoed-, koek- en banketbakkers en slij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13" calcext:value-type="float">
            <text:p>13</text:p>
          </table:table-cell>
          <table:table-cell table:style-name="ce52" office:value-type="float" office:value="321" calcext:value-type="float">
            <text:p>32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52" office:value-type="float" office:value="27" calcext:value-type="float">
            <text:p>2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hicorei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hocolade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52" office:value-type="float" office:value="69" calcext:value-type="float">
            <text:p>6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eurwaa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ienstboden, bakers, huisbewaarders, minnen, oppassers, portiers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180" calcext:value-type="float">
            <text:p>180</text:p>
          </table:table-cell>
          <table:table-cell table:style-name="ce31" office:value-type="float" office:value="1107" calcext:value-type="float">
            <text:p>1,107</text:p>
          </table:table-cell>
          <table:table-cell table:style-name="ce53" office:value-type="float" office:value="1287" calcext:value-type="float">
            <text:p>1,287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abrijkanten van verschillenden aard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ineerza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aarkeuken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alanteriewarenhandel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aren- en handwinkeli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az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" calcext:value-type="float">
            <text:p>12</text:p>
          </table:table-cell>
          <table:table-cell table:style-name="ce52" office:value-type="float" office:value="52" calcext:value-type="float">
            <text:p>5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7" calcext:value-type="float">
            <text:p>7</text:p>
          </table:table-cell>
          <table:table-cell table:style-name="ce52" office:value-type="float" office:value="115" calcext:value-type="float">
            <text:p>11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eschutgieters, geweer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lasbla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string" calcext:value-type="string">
            <text:p>58/1</text:p>
          </table:table-cell>
          <table:table-cell table:style-name="ce30"/>
          <table:table-cell table:style-name="ce30" office:value-type="string" calcext:value-type="string">
            <text:p>58/1</text:p>
          </table:table-cell>
          <table:table-cell table:style-name="ce30"/>
          <table:table-cell table:style-name="ce52" office:value-type="string" calcext:value-type="string">
            <text:p>58/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iendbaz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oenten-, fruit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ondeigen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ossiers, slij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utters, kruiden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/>
          <table:table-cell table:style-name="ce52" office:value-type="float" office:value="52" calcext:value-type="float">
            <text:p>5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aar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ndelsleerling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ndelsreizi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ndschoenen- en dass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ven- en baken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eetmaaij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7" calcext:value-type="float">
            <text:p>7</text:p>
          </table:table-cell>
          <table:table-cell table:style-name="ce52" office:value-type="float" office:value="44" calcext:value-type="float">
            <text:p>4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erders en veehoeders</text:p>
          </table:table-cell>
          <table:table-cell/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/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291" calcext:value-type="float">
            <text:p>29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7" calcext:value-type="float">
            <text:p>7</text:p>
          </table:table-cell>
          <table:table-cell table:style-name="ce52" office:value-type="float" office:value="24" calcext:value-type="float">
            <text:p>2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outh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uisleerlingen</text:p>
          </table:table-cell>
          <table:table-cell/>
          <table:table-cell table:style-name="ce22" office:value-type="float" office:value="45" calcext:value-type="float">
            <text:p>45</text:p>
          </table:table-cell>
          <table:table-cell table:style-name="ce30" office:value-type="float" office:value="37" calcext:value-type="float">
            <text:p>37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32" calcext:value-type="float">
            <text:p>132</text:p>
          </table:table-cell>
          <table:table-cell table:style-name="ce52" office:value-type="float" office:value="250" calcext:value-type="float">
            <text:p>25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nleggers van levensbehoef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J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2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arders, wolkam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52" office:value-type="float" office:value="21" calcext:value-type="float">
            <text:p>2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detten van de landmag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adetten van de zeemag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52" office:value-type="float" office:value="20" calcext:value-type="float">
            <text:p>2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eeder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19" calcext:value-type="float">
            <text:p>19</text:p>
          </table:table-cell>
          <table:table-cell table:style-name="ce52" office:value-type="float" office:value="412" calcext:value-type="float">
            <text:p>4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leinhandelaars, wink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94" calcext:value-type="float">
            <text:p>94</text:p>
          </table:table-cell>
          <table:table-cell table:style-name="ce52" office:value-type="float" office:value="209" calcext:value-type="float">
            <text:p>20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52" office:value-type="float" office:value="56" calcext:value-type="float">
            <text:p>5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omp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52" office:value-type="float" office:value="39" calcext:value-type="float">
            <text:p>3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noop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lonisten arbeiders</text:p>
          </table:table-cell>
          <table:table-cell/>
          <table:table-cell table:style-name="ce22" office:value-type="float" office:value="53" calcext:value-type="float">
            <text:p>5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string" calcext:value-type="string">
            <text:p>255/1</text:p>
          </table:table-cell>
          <table:table-cell table:style-name="ce30" office:value-type="string" calcext:value-type="string">
            <text:p>174/2</text:p>
          </table:table-cell>
          <table:table-cell table:style-name="ce52" office:value-type="float" office:value="429" calcext:value-type="float">
            <text:p>42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lonisten hulpbehoevende</text:p>
          </table:table-cell>
          <table:table-cell/>
          <table:table-cell table:style-name="ce22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40/3</text:p>
          </table:table-cell>
          <table:table-cell table:style-name="ce52" office:value-type="float" office:value="59" calcext:value-type="float">
            <text:p>5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lonisten bedelaars</text:p>
          </table:table-cell>
          <table:table-cell/>
          <table:table-cell table:style-name="ce22" office:value-type="float" office:value="41" calcext:value-type="float">
            <text:p>4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716" calcext:value-type="float">
            <text:p>716</text:p>
          </table:table-cell>
          <table:table-cell table:style-name="ce53" office:value-type="float" office:value="1510" calcext:value-type="float">
            <text:p>1,510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144" calcext:value-type="float">
            <text:p>144</text:p>
          </table:table-cell>
          <table:table-cell table:style-name="ce52" office:value-type="float" office:value="546" calcext:value-type="float">
            <text:p>54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ornmolen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4" calcext:value-type="float">
            <text:p>4</text:p>
          </table:table-cell>
          <table:table-cell table:style-name="ce52" office:value-type="float" office:value="135" calcext:value-type="float">
            <text:p>13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ornversch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52" office:value-type="float" office:value="13" calcext:value-type="float">
            <text:p>1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per-, klok- en geelg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stschoolhouders 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stschoolleerling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aankinde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am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4" calcext:value-type="float">
            <text:p>24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amm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oeghouders, tapp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30" calcext:value-type="float">
            <text:p>30</text:p>
          </table:table-cell>
          <table:table-cell table:style-name="ce52" office:value-type="float" office:value="116" calcext:value-type="float">
            <text:p>1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52" office:value-type="float" office:value="37" calcext:value-type="float">
            <text:p>3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ipers, hoepel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96" calcext:value-type="float">
            <text:p>9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nstenaars, goochelaars enz.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l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muzijkanten, muzijkmeesters, organis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schil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rken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andbouwers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273" calcext:value-type="float">
            <text:p>273</text:p>
          </table:table-cell>
          <table:table-cell table:style-name="ce31" office:value-type="float" office:value="8974" calcext:value-type="float">
            <text:p>8,974</text:p>
          </table:table-cell>
          <table:table-cell table:style-name="ce31" office:value-type="float" office:value="3608" calcext:value-type="float">
            <text:p>3,608</text:p>
          </table:table-cell>
          <table:table-cell table:style-name="ce31" office:value-type="float" office:value="9545" calcext:value-type="float">
            <text:p>9,545</text:p>
          </table:table-cell>
          <table:table-cell table:style-name="ce31" office:value-type="float" office:value="3892" calcext:value-type="float">
            <text:p>3,892</text:p>
          </table:table-cell>
          <table:table-cell table:style-name="ce53" office:value-type="float" office:value="13437" calcext:value-type="float">
            <text:p>13,437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52" office:value-type="float" office:value="70" calcext:value-type="float">
            <text:p>7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taarnopste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atijnsche scholen leerling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eerbereiders en looij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52" office:value-type="float" office:value="14" calcext:value-type="float">
            <text:p>1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iefdadige gestichten hoof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52" office:value-type="float" office:value="22" calcext:value-type="float">
            <text:p>2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iniee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oodwit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ijm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gazijn- en pakhuis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kelaars en kargadoo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nd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nufakturen/*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nufakturen/*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nufakturen/* werklied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52" office:value-type="float" office:value="51" calcext:value-type="float">
            <text:p>5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tt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lk-, boter-, kaasverkoop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ssenmakers en slij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ts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52" office:value-type="float" office:value="26" calcext:value-type="float">
            <text:p>2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demaak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ol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utmolen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ijn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30" table:number-columns-repeated="4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393" calcext:value-type="float">
            <text:p>393</text:p>
          </table:table-cell>
          <table:table-cell table:style-name="ce30"/>
          <table:table-cell table:style-name="ce30" office:value-type="float" office:value="408" calcext:value-type="float">
            <text:p>408</text:p>
          </table:table-cell>
          <table:table-cell table:style-name="ce52" office:value-type="float" office:value="408" calcext:value-type="float">
            <text:p>40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Nach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Notaris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Notarissen (kandidaat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lieslagers en molen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mroepers, aanp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en van naamlooze en verdere handel-maatschappij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en van verzekering- en brandwaarborgmaatschappijen/?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68" calcext:value-type="float">
            <text:p>16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pzigters, conducteu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arden- en veehouders en verkoopers, koemel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20" calcext:value-type="float">
            <text:p>20</text:p>
          </table:table-cell>
          <table:table-cell table:style-name="ce52" office:value-type="float" office:value="148" calcext:value-type="float">
            <text:p>14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arden- en beesten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nnen-, potten-, pijpen-, steen- en tegel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pier- en gekleurd papier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pier- en gekleurd papierhandel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pier- en gekleurd papierwerklied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rapluie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ennenberei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ik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ik- en teersto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leistergieters, boetsee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52" office:value-type="float" office:value="44" calcext:value-type="float">
            <text:p>4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rokur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ijp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nteniers, partikuli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n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52" office:value-type="float" office:value="36" calcext:value-type="float">
            <text:p>3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ijtuigschil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aar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a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eep-, blok-, mast- en zeilmakers, rafactiemeesters, scheepsloopers, takel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52" office:value-type="float" office:value="89" calcext:value-type="float">
            <text:p>8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eepsw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epzeilnaald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lpvisschers, schul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rm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ilders (huis-), glaz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/>
          <table:table-cell table:style-name="ce52" office:value-type="float" office:value="81" calcext:value-type="float">
            <text:p>8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4" calcext:value-type="float">
            <text:p>4</text:p>
          </table:table-cell>
          <table:table-cell table:style-name="ce52" office:value-type="float" office:value="322" calcext:value-type="float">
            <text:p>32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oenmakers en lapp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9" calcext:value-type="float">
            <text:p>9</text:p>
          </table:table-cell>
          <table:table-cell table:style-name="ce52" office:value-type="float" office:value="403" calcext:value-type="float">
            <text:p>40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oolleerlingen</text:p>
          </table:table-cell>
          <table:table-cell/>
          <table:table-cell table:style-name="ce23" office:value-type="float" office:value="2598" calcext:value-type="float">
            <text:p>2,598</text:p>
          </table:table-cell>
          <table:table-cell table:style-name="ce31" office:value-type="float" office:value="2360" calcext:value-type="float">
            <text:p>2,360</text:p>
          </table:table-cell>
          <table:table-cell table:style-name="ce31" office:value-type="float" office:value="1049" calcext:value-type="float">
            <text:p>1,049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3" calcext:value-type="float">
            <text:p>13</text:p>
          </table:table-cell>
          <table:table-cell table:style-name="ce31" office:value-type="float" office:value="4275" calcext:value-type="float">
            <text:p>4,275</text:p>
          </table:table-cell>
          <table:table-cell table:style-name="ce31" office:value-type="float" office:value="3763" calcext:value-type="float">
            <text:p>3,763</text:p>
          </table:table-cell>
          <table:table-cell table:style-name="ce53" office:value-type="float" office:value="8038" calcext:value-type="float">
            <text:p>8,038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Schoorsteenve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meden grof-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39" calcext:value-type="float">
            <text:p>3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meden hoef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2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meden kagchel- en andere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215" calcext:value-type="float">
            <text:p>21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ollicit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iegelmak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inners, spoelders, wev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278" calcext:value-type="float">
            <text:p>278</text:p>
          </table:table-cell>
          <table:table-cell table:style-name="ce52" office:value-type="float" office:value="774" calcext:value-type="float">
            <text:p>77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ijker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eenhouw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el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8" calcext:value-type="float">
            <text:p>1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offenverwers, glanz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25" calcext:value-type="float">
            <text:p>2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raa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2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udenten aan seminari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ukadoors, wi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ijfsel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uiker- en pastij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uikerraffinad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almeesters, translat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kerv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plan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pijt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immerlieden, kis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633" calcext:value-type="float">
            <text:p>63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inneg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24" calcext:value-type="float">
            <text:p>2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ouwslagers, baan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raansto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urf-, koorn- en kolendr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urwerk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2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eart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enlieden, turfboeren</text:p>
          </table:table-cell>
          <table:table-cell/>
          <table:table-cell table:style-name="ce22"/>
          <table:table-cell table:style-name="ce30" table:number-columns-repeated="3"/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26" calcext:value-type="float">
            <text:p>26</text:p>
          </table:table-cell>
          <table:table-cell table:style-name="ce52" office:value-type="float" office:value="137" calcext:value-type="float">
            <text:p>13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ndu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ergulders, lijst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tera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6" calcext:value-type="float">
            <text:p>86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/>
          <table:table-cell table:style-name="ce52" office:value-type="float" office:value="86" calcext:value-type="float">
            <text:p>8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ill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schdroogers en roo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sch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ssch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52" office:value-type="float" office:value="85" calcext:value-type="float">
            <text:p>8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oddenra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44" calcext:value-type="float">
            <text:p>4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ogelverkoopers, kooiboe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afel- en poffertjesb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atermolen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e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Wierspinn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ijnhandel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IJk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IJzer- en koperdraaij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IJzerg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aad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kkenmakers en verhuu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and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eep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eevaart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eevaartscholen leerling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iekenoppass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out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waardve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erschillende beroe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der beroep</text:p>
          </table:table-cell>
          <table:table-cell/>
          <table:table-cell table:style-name="ce23" office:value-type="float" office:value="5282" calcext:value-type="float">
            <text:p>5,282</text:p>
          </table:table-cell>
          <table:table-cell table:style-name="ce31" office:value-type="float" office:value="5114" calcext:value-type="float">
            <text:p>5,114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558" calcext:value-type="float">
            <text:p>558</text:p>
          </table:table-cell>
          <table:table-cell table:style-name="ce31" office:value-type="float" office:value="1318" calcext:value-type="float">
            <text:p>1,318</text:p>
          </table:table-cell>
          <table:table-cell table:style-name="ce31" office:value-type="float" office:value="1652" calcext:value-type="float">
            <text:p>1,652</text:p>
          </table:table-cell>
          <table:table-cell table:style-name="ce31" office:value-type="float" office:value="2102" calcext:value-type="float">
            <text:p>2,102</text:p>
          </table:table-cell>
          <table:table-cell table:style-name="ce31" office:value-type="float" office:value="12258" calcext:value-type="float">
            <text:p>12,258</text:p>
          </table:table-cell>
          <table:table-cell table:style-name="ce30" office:value-type="string" calcext:value-type="string">
            <text:p>9.224/1</text:p>
          </table:table-cell>
          <table:table-cell table:style-name="ce31" office:value-type="float" office:value="19582" calcext:value-type="float">
            <text:p>19,582</text:p>
          </table:table-cell>
          <table:table-cell table:style-name="ce53" office:value-type="float" office:value="28806" calcext:value-type="float">
            <text:p>28,806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Beroep onbekend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/>
          <table:table-cell table:style-name="ce23" office:value-type="float" office:value="8030" calcext:value-type="float">
            <text:p>8,030</text:p>
          </table:table-cell>
          <table:table-cell table:style-name="ce31" office:value-type="float" office:value="7581" calcext:value-type="float">
            <text:p>7,581</text:p>
          </table:table-cell>
          <table:table-cell table:style-name="ce31" office:value-type="float" office:value="1670" calcext:value-type="float">
            <text:p>1,670</text:p>
          </table:table-cell>
          <table:table-cell table:style-name="ce31" office:value-type="float" office:value="1511" calcext:value-type="float">
            <text:p>1,511</text:p>
          </table:table-cell>
          <table:table-cell table:style-name="ce31" office:value-type="float" office:value="3152" calcext:value-type="float">
            <text:p>3,152</text:p>
          </table:table-cell>
          <table:table-cell table:style-name="ce31" office:value-type="float" office:value="2965" calcext:value-type="float">
            <text:p>2,965</text:p>
          </table:table-cell>
          <table:table-cell table:style-name="ce31" office:value-type="float" office:value="22910" calcext:value-type="float">
            <text:p>22,910</text:p>
          </table:table-cell>
          <table:table-cell table:style-name="ce31" office:value-type="float" office:value="21574" calcext:value-type="float">
            <text:p>21,574</text:p>
          </table:table-cell>
          <table:table-cell table:style-name="ce31" office:value-type="float" office:value="35764" calcext:value-type="float">
            <text:p>35,764</text:p>
          </table:table-cell>
          <table:table-cell table:style-name="ce31" office:value-type="float" office:value="33634" calcext:value-type="float">
            <text:p>33,634</text:p>
          </table:table-cell>
          <table:table-cell table:style-name="ce53" office:value-type="float" office:value="69398" calcext:value-type="float">
            <text:p>69,398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Aanne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ardappelenmeel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ardewerk- en porcelein- 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ardewerk- en porcelein-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dvoka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52" office:value-type="float" office:value="18" calcext:value-type="float">
            <text:p>1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fbraak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luin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Staats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23" calcext:value-type="float">
            <text:p>12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Provincial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52" office:value-type="float" office:value="21" calcext:value-type="float">
            <text:p>2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Gemeente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3" calcext:value-type="float">
            <text:p>63</text:p>
          </table:table-cell>
          <table:table-cell table:style-name="ce30"/>
          <table:table-cell table:style-name="ce30" office:value-type="float" office:value="63" calcext:value-type="float">
            <text:p>63</text:p>
          </table:table-cell>
          <table:table-cell table:style-name="ce30"/>
          <table:table-cell table:style-name="ce52" office:value-type="float" office:value="63" calcext:value-type="float">
            <text:p>6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btenaren Niet genoemde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pothekers, drogis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31" calcext:value-type="float">
            <text:p>3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beiders, dagloon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215" calcext:value-type="float">
            <text:p>215</text:p>
          </table:table-cell>
          <table:table-cell table:style-name="ce31" office:value-type="float" office:value="5408" calcext:value-type="float">
            <text:p>5,408</text:p>
          </table:table-cell>
          <table:table-cell table:style-name="ce31" office:value-type="float" office:value="3050" calcext:value-type="float">
            <text:p>3,050</text:p>
          </table:table-cell>
          <table:table-cell table:style-name="ce31" office:value-type="float" office:value="5736" calcext:value-type="float">
            <text:p>5,736</text:p>
          </table:table-cell>
          <table:table-cell table:style-name="ce31" office:value-type="float" office:value="3275" calcext:value-type="float">
            <text:p>3,275</text:p>
          </table:table-cell>
          <table:table-cell table:style-name="ce53" office:value-type="float" office:value="9011" calcext:value-type="float">
            <text:p>9,011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27" calcext:value-type="float">
            <text:p>2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adstoofhou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eldhouwers, lofwerk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st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erbrouwers, biersto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52" office:value-type="float" office:value="9" calcext:value-type="float">
            <text:p>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llard-, kaats-ball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le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lik- en plaatwerkers, lamp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loemisten, boomkweekers, tuiniers, warmoezen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63" calcext:value-type="float">
            <text:p>6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ekbin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52" office:value-type="float" office:value="14" calcext:value-type="float">
            <text:p>1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23" calcext:value-type="float">
            <text:p>2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52" office:value-type="float" office:value="13" calcext:value-type="float">
            <text:p>1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nt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orduurwerkers, kan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orstel-, kaarden-, kammen-, rijven-, zeef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52" office:value-type="float" office:value="24" calcext:value-type="float">
            <text:p>2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uw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rillenslijp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Brood-, kleingoed-, koek- en banketbakkers en slij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17" calcext:value-type="float">
            <text:p>17</text:p>
          </table:table-cell>
          <table:table-cell table:style-name="ce52" office:value-type="float" office:value="434" calcext:value-type="float">
            <text:p>43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52" office:value-type="float" office:value="28" calcext:value-type="float">
            <text:p>2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hicorei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hocolade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52" office:value-type="float" office:value="70" calcext:value-type="float">
            <text:p>7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eurwaa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ienstboden, bakers, huisbewaarders, minnen, oppassers, portiers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210" calcext:value-type="float">
            <text:p>210</text:p>
          </table:table-cell>
          <table:table-cell table:style-name="ce31" office:value-type="float" office:value="1466" calcext:value-type="float">
            <text:p>1,466</text:p>
          </table:table-cell>
          <table:table-cell table:style-name="ce30" office:value-type="float" office:value="242" calcext:value-type="float">
            <text:p>242</text:p>
          </table:table-cell>
          <table:table-cell table:style-name="ce31" office:value-type="float" office:value="1649" calcext:value-type="float">
            <text:p>1,649</text:p>
          </table:table-cell>
          <table:table-cell table:style-name="ce53" office:value-type="float" office:value="1891" calcext:value-type="float">
            <text:p>1,891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52" office:value-type="float" office:value="9" calcext:value-type="float">
            <text:p>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abrijkanten van verschillenden aard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ineerza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aarkeuken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alanterieware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aren- en bandwinkeli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as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3" calcext:value-type="float">
            <text:p>13</text:p>
          </table:table-cell>
          <table:table-cell table:style-name="ce52" office:value-type="float" office:value="67" calcext:value-type="float">
            <text:p>6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0" calcext:value-type="float">
            <text:p>10</text:p>
          </table:table-cell>
          <table:table-cell table:style-name="ce52" office:value-type="float" office:value="141" calcext:value-type="float">
            <text:p>14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eschutgieters, geweer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lasbla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string" calcext:value-type="string">
            <text:p>65/1</text:p>
          </table:table-cell>
          <table:table-cell table:style-name="ce30"/>
          <table:table-cell table:style-name="ce30" office:value-type="string" calcext:value-type="string">
            <text:p>65/1</text:p>
          </table:table-cell>
          <table:table-cell table:style-name="ce30"/>
          <table:table-cell table:style-name="ce52" office:value-type="string" calcext:value-type="string">
            <text:p>65/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iendbaz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Groenten-, fruitverkoop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ondeigen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ossiers, slij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utters, kruiden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92" calcext:value-type="float">
            <text:p>9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aar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ndelsleerlin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andelsreizi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ndschoenen- en dass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aven- en baken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eetmaaij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3" calcext:value-type="float">
            <text:p>13</text:p>
          </table:table-cell>
          <table:table-cell table:style-name="ce52" office:value-type="float" office:value="70" calcext:value-type="float">
            <text:p>7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erders en veehoeders</text:p>
          </table:table-cell>
          <table:table-cell/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4" calcext:value-type="float">
            <text:p>4</text:p>
          </table:table-cell>
          <table:table-cell table:style-name="ce52" office:value-type="float" office:value="307" calcext:value-type="float">
            <text:p>30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8" calcext:value-type="float">
            <text:p>18</text:p>
          </table:table-cell>
          <table:table-cell table:style-name="ce52" office:value-type="float" office:value="47" calcext:value-type="float">
            <text:p>4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outh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52" office:value-type="float" office:value="21" calcext:value-type="float">
            <text:p>2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uisleerlingen</text:p>
          </table:table-cell>
          <table:table-cell/>
          <table:table-cell table:style-name="ce22" office:value-type="float" office:value="50" calcext:value-type="float">
            <text:p>5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141" calcext:value-type="float">
            <text:p>141</text:p>
          </table:table-cell>
          <table:table-cell table:style-name="ce52" office:value-type="float" office:value="268" calcext:value-type="float">
            <text:p>26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nleggers van levensbehoef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J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52" office:value-type="float" office:value="12" calcext:value-type="float">
            <text:p>1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52" office:value-type="float" office:value="28" calcext:value-type="float">
            <text:p>2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arders, wolkam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52" office:value-type="float" office:value="49" calcext:value-type="float">
            <text:p>4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detten van de landmag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adetten van de zeemag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52" office:value-type="float" office:value="43" calcext:value-type="float">
            <text:p>4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eeder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21" calcext:value-type="float">
            <text:p>21</text:p>
          </table:table-cell>
          <table:table-cell table:style-name="ce52" office:value-type="float" office:value="524" calcext:value-type="float">
            <text:p>52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leinhandelaars, wink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41" calcext:value-type="float">
            <text:p>141</text:p>
          </table:table-cell>
          <table:table-cell table:style-name="ce52" office:value-type="float" office:value="298" calcext:value-type="float">
            <text:p>29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88" calcext:value-type="float">
            <text:p>88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/>
          <table:table-cell table:style-name="ce52" office:value-type="float" office:value="92" calcext:value-type="float">
            <text:p>9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lomp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52" office:value-type="float" office:value="62" calcext:value-type="float">
            <text:p>6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noop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lonisten arbeiders</text:p>
          </table:table-cell>
          <table:table-cell/>
          <table:table-cell table:style-name="ce22" office:value-type="float" office:value="53" calcext:value-type="float">
            <text:p>5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string" calcext:value-type="string">
            <text:p>255/1</text:p>
          </table:table-cell>
          <table:table-cell table:style-name="ce30" office:value-type="string" calcext:value-type="string">
            <text:p>174/2</text:p>
          </table:table-cell>
          <table:table-cell table:style-name="ce52" office:value-type="float" office:value="429" calcext:value-type="float">
            <text:p>42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lonisten hulpbehoevende</text:p>
          </table:table-cell>
          <table:table-cell/>
          <table:table-cell table:style-name="ce22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40/3</text:p>
          </table:table-cell>
          <table:table-cell table:style-name="ce52" office:value-type="float" office:value="59" calcext:value-type="float">
            <text:p>5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lonisten bedelaars</text:p>
          </table:table-cell>
          <table:table-cell/>
          <table:table-cell table:style-name="ce22" office:value-type="float" office:value="41" calcext:value-type="float">
            <text:p>4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716" calcext:value-type="float">
            <text:p>716</text:p>
          </table:table-cell>
          <table:table-cell table:style-name="ce53" office:value-type="float" office:value="1510" calcext:value-type="float">
            <text:p>1,510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168" calcext:value-type="float">
            <text:p>168</text:p>
          </table:table-cell>
          <table:table-cell table:style-name="ce52" office:value-type="float" office:value="790" calcext:value-type="float">
            <text:p>79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ornmolen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6" calcext:value-type="float">
            <text:p>6</text:p>
          </table:table-cell>
          <table:table-cell table:style-name="ce52" office:value-type="float" office:value="157" calcext:value-type="float">
            <text:p>15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ornversch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52" office:value-type="float" office:value="40" calcext:value-type="float">
            <text:p>4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per-, klok- en geelg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ostschool- houders 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ostschool- leerling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aankinde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am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8" calcext:value-type="float">
            <text:p>28</text:p>
          </table:table-cell>
          <table:table-cell table:style-name="ce52" office:value-type="float" office:value="70" calcext:value-type="float">
            <text:p>7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amm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oeghouders, tapp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7" calcext:value-type="float">
            <text:p>37</text:p>
          </table:table-cell>
          <table:table-cell table:style-name="ce52" office:value-type="float" office:value="143" calcext:value-type="float">
            <text:p>14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52" office:value-type="float" office:value="36" calcext:value-type="float">
            <text:p>3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24" calcext:value-type="float">
            <text:p>224</text:p>
          </table:table-cell>
          <table:table-cell table:style-name="ce30"/>
          <table:table-cell table:style-name="ce30" office:value-type="float" office:value="228" calcext:value-type="float">
            <text:p>228</text:p>
          </table:table-cell>
          <table:table-cell table:style-name="ce30"/>
          <table:table-cell table:style-name="ce52" office:value-type="float" office:value="228" calcext:value-type="float">
            <text:p>22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ipers, hoepel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32" calcext:value-type="float">
            <text:p>13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nstenaars, goochelaars enz.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l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muzijkanten, muzijkmeesters, organis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schil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teekenaars, teekenmeesters, daguerrcotypeurs, decorat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ns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Kurken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andbouwers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275" calcext:value-type="float">
            <text:p>275</text:p>
          </table:table-cell>
          <table:table-cell table:style-name="ce31" office:value-type="float" office:value="9342" calcext:value-type="float">
            <text:p>9,342</text:p>
          </table:table-cell>
          <table:table-cell table:style-name="ce31" office:value-type="float" office:value="3701" calcext:value-type="float">
            <text:p>3,701</text:p>
          </table:table-cell>
          <table:table-cell table:style-name="ce31" office:value-type="float" office:value="9921" calcext:value-type="float">
            <text:p>9,921</text:p>
          </table:table-cell>
          <table:table-cell table:style-name="ce31" office:value-type="float" office:value="3988" calcext:value-type="float">
            <text:p>3,988</text:p>
          </table:table-cell>
          <table:table-cell table:style-name="ce53" office:value-type="float" office:value="13909" calcext:value-type="float">
            <text:p>13,909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52" office:value-type="float" office:value="70" calcext:value-type="float">
            <text:p>7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52" office:value-type="float" office:value="9" calcext:value-type="float">
            <text:p>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taarnop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tijnsche scholen leerling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52" office:value-type="float" office:value="14" calcext:value-type="float">
            <text:p>1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eerbereiders en looij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42" calcext:value-type="float">
            <text:p>4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iefdadige gestichten hoof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52" office:value-type="float" office:value="21" calcext:value-type="float">
            <text:p>2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52" office:value-type="float" office:value="22" calcext:value-type="float">
            <text:p>2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iniee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oodwit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Lijm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gazijn- en pakhuis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kelaars en kargadoo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nd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52" office:value-type="float" office:value="22" calcext:value-type="float">
            <text:p>2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nufakturen/*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nufakturen/*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52" office:value-type="float" office:value="27" calcext:value-type="float">
            <text:p>2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nufakturen/* werklied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52" office:value-type="float" office:value="51" calcext:value-type="float">
            <text:p>5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att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lk-, boter-, kaasverkoop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ssenmakers en slij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eters (kolen-, koorn-, hooi-, hout-, scheeps- enz.), wijnsto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tsel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/>
          <table:table-cell table:style-name="ce52" office:value-type="float" office:value="59" calcext:value-type="float">
            <text:p>5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demaakst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l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utmolen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ijn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30" table:number-columns-repeated="4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566" calcext:value-type="float">
            <text:p>566</text:p>
          </table:table-cell>
          <table:table-cell table:style-name="ce30"/>
          <table:table-cell table:style-name="ce30" office:value-type="float" office:value="590" calcext:value-type="float">
            <text:p>590</text:p>
          </table:table-cell>
          <table:table-cell table:style-name="ce52" office:value-type="float" office:value="590" calcext:value-type="float">
            <text:p>59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Nachtwer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Notaris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2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Notarissen (kandidaat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lieslagers en molen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mroepers, aanp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0" calcext:value-type="float">
            <text:p>10</text:p>
          </table:table-cell>
          <table:table-cell table:style-name="ce52" office:value-type="float" office:value="207" calcext:value-type="float">
            <text:p>20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pzigters, conducteu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52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arden- en veehouders en verkoopers, koemel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27" calcext:value-type="float">
            <text:p>27</text:p>
          </table:table-cell>
          <table:table-cell table:style-name="ce52" office:value-type="float" office:value="186" calcext:value-type="float">
            <text:p>18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arden- en beesten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nnen-, potten-, pijpen-, steen- en tegel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pier- en gekleurd papier-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pier- en gekleurd papier- handela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pier- en gekleurd papier- werklied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arapluie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ennenberei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ik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ik- en teersto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leistergieters, boetsee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52" office:value-type="float" office:value="57" calcext:value-type="float">
            <text:p>5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rokur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Pijp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52" office:value-type="float" office:value="23" calcext:value-type="float">
            <text:p>2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nteniers, partikuli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8" calcext:value-type="float">
            <text:p>18</text:p>
          </table:table-cell>
          <table:table-cell table:style-name="ce52" office:value-type="float" office:value="43" calcext:value-type="float">
            <text:p>4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n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" calcext:value-type="float">
            <text:p>3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ijtuigschil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aar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office:value-type="float" office:value="8" calcext:value-type="float">
            <text:p>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a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52" office:value-type="float" office:value="10" calcext:value-type="float">
            <text:p>1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eep-, blok-, mast- en zeilmakers, rafactiemeesters, scheepsloopers, takel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/>
          <table:table-cell table:style-name="ce30" office:value-type="float" office:value="127" calcext:value-type="float">
            <text:p>127</text:p>
          </table:table-cell>
          <table:table-cell table:style-name="ce30"/>
          <table:table-cell table:style-name="ce52" office:value-type="float" office:value="127" calcext:value-type="float">
            <text:p>12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eepsw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epzeilnaalden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eplvisschers, schul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cherm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ilders (huis-), glaz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55" calcext:value-type="float">
            <text:p>155</text:p>
          </table:table-cell>
          <table:table-cell table:style-name="ce30"/>
          <table:table-cell table:style-name="ce30" office:value-type="float" office:value="161" calcext:value-type="float">
            <text:p>161</text:p>
          </table:table-cell>
          <table:table-cell table:style-name="ce30"/>
          <table:table-cell table:style-name="ce52" office:value-type="float" office:value="161" calcext:value-type="float">
            <text:p>16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508" calcext:value-type="float">
            <text:p>50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9" calcext:value-type="float">
            <text:p>9</text:p>
          </table:table-cell>
          <table:table-cell table:style-name="ce52" office:value-type="float" office:value="541" calcext:value-type="float">
            <text:p>54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oenmakers en lapp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12" calcext:value-type="float">
            <text:p>12</text:p>
          </table:table-cell>
          <table:table-cell table:style-name="ce52" office:value-type="float" office:value="540" calcext:value-type="float">
            <text:p>54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choolleerlingen</text:p>
          </table:table-cell>
          <table:table-cell/>
          <table:table-cell table:style-name="ce23" office:value-type="float" office:value="3223" calcext:value-type="float">
            <text:p>3,223</text:p>
          </table:table-cell>
          <table:table-cell table:style-name="ce31" office:value-type="float" office:value="2974" calcext:value-type="float">
            <text:p>2,974</text:p>
          </table:table-cell>
          <table:table-cell table:style-name="ce31" office:value-type="float" office:value="1296" calcext:value-type="float">
            <text:p>1,296</text:p>
          </table:table-cell>
          <table:table-cell table:style-name="ce31" office:value-type="float" office:value="1125" calcext:value-type="float">
            <text:p>1,125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1" calcext:value-type="float">
            <text:p>21</text:p>
          </table:table-cell>
          <table:table-cell table:style-name="ce31" office:value-type="float" office:value="5294" calcext:value-type="float">
            <text:p>5,294</text:p>
          </table:table-cell>
          <table:table-cell table:style-name="ce31" office:value-type="float" office:value="4758" calcext:value-type="float">
            <text:p>4,758</text:p>
          </table:table-cell>
          <table:table-cell table:style-name="ce53" office:value-type="float" office:value="10052" calcext:value-type="float">
            <text:p>10,052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Schoorsteenve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meden grof-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" calcext:value-type="float">
            <text:p>4</text:p>
          </table:table-cell>
          <table:table-cell table:style-name="ce52" office:value-type="float" office:value="51" calcext:value-type="float">
            <text:p>5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meden hoef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2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meden kagchel- en andere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254" calcext:value-type="float">
            <text:p>25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ollicit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iegelmak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inners, spoelders, wev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317" calcext:value-type="float">
            <text:p>317</text:p>
          </table:table-cell>
          <table:table-cell table:style-name="ce52" office:value-type="float" office:value="986" calcext:value-type="float">
            <text:p>98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pijkerma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eenhouw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el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27" calcext:value-type="float">
            <text:p>2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offenverwers, glanz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41" calcext:value-type="float">
            <text:p>4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raa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udenten aan seminari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tukadoors, wi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ijfsel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Suiker- en pastij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uikerraffinad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almeesters, translateu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-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- kerv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52" office:value-type="float" office:value="22" calcext:value-type="float">
            <text:p>2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- plan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bak- en sigaren-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apijtfabrijkant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immerlieden, kis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771" calcext:value-type="float">
            <text:p>77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799" calcext:value-type="float">
            <text:p>79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inneg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29" calcext:value-type="float">
            <text:p>2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ouwslagers, baan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52" office:value-type="float" office:value="31" calcext:value-type="float">
            <text:p>3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raansto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Turf, koorn- en kolendr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urwerk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52" office:value-type="float" office:value="33" calcext:value-type="float">
            <text:p>3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eart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enlieden, turfboeren</text:p>
          </table:table-cell>
          <table:table-cell/>
          <table:table-cell table:style-name="ce22"/>
          <table:table-cell table:style-name="ce30" table:number-columns-repeated="3"/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26" calcext:value-type="float">
            <text:p>26</text:p>
          </table:table-cell>
          <table:table-cell table:style-name="ce52" office:value-type="float" office:value="152" calcext:value-type="float">
            <text:p>15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ndumees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ergulders, lijst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tera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6" calcext:value-type="float">
            <text:p>86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/>
          <table:table-cell table:style-name="ce52" office:value-type="float" office:value="86" calcext:value-type="float">
            <text:p>8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ill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schdroogers en roo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sch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issch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6" calcext:value-type="float">
            <text:p>1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149" calcext:value-type="float">
            <text:p>14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oddenra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oerlieden, koetsiers, loopers, postknechten en sl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70" calcext:value-type="float">
            <text:p>7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ogelverkoopers, koolboer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afel- en poffertjesba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atermolenaa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ekk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52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Wierspinn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Wij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Jk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Jzer- en koperdraaij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IJzergiet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aad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52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kkenmakers en verhuur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and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eep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eevaart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eevaartscholen leerlingen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iekenoppass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utzied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waardveg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table:style-name="ce9" office:value-type="string" calcext:value-type="string">
            <text:p>Verschillende beroe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der beroep</text:p>
          </table:table-cell>
          <table:table-cell/>
          <table:table-cell table:style-name="ce23" office:value-type="float" office:value="6242" calcext:value-type="float">
            <text:p>6,242</text:p>
          </table:table-cell>
          <table:table-cell table:style-name="ce31" office:value-type="float" office:value="6099" calcext:value-type="float">
            <text:p>6,099</text:p>
          </table:table-cell>
          <table:table-cell table:style-name="ce30" office:value-type="float" office:value="578" calcext:value-type="float">
            <text:p>578</text:p>
          </table:table-cell>
          <table:table-cell table:style-name="ce30" office:value-type="float" office:value="609" calcext:value-type="float">
            <text:p>609</text:p>
          </table:table-cell>
          <table:table-cell table:style-name="ce31" office:value-type="float" office:value="1581" calcext:value-type="float">
            <text:p>1,581</text:p>
          </table:table-cell>
          <table:table-cell table:style-name="ce31" office:value-type="float" office:value="2043" calcext:value-type="float">
            <text:p>2,043</text:p>
          </table:table-cell>
          <table:table-cell table:style-name="ce31" office:value-type="float" office:value="2489" calcext:value-type="float">
            <text:p>2,489</text:p>
          </table:table-cell>
          <table:table-cell table:style-name="ce31" office:value-type="float" office:value="15406" calcext:value-type="float">
            <text:p>15,406</text:p>
          </table:table-cell>
          <table:table-cell table:style-name="ce30" office:value-type="string" calcext:value-type="string">
            <text:p>10.891/1</text:p>
          </table:table-cell>
          <table:table-cell table:style-name="ce31" office:value-type="float" office:value="24157" calcext:value-type="float">
            <text:p>24,157</text:p>
          </table:table-cell>
          <table:table-cell table:style-name="ce53" office:value-type="float" office:value="35048" calcext:value-type="float">
            <text:p>35,048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table:style-name="ce9" office:value-type="string" calcext:value-type="string">
            <text:p>Beroep onbekend</text:p>
          </table:table-cell>
          <table:table-cell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1">
          <table:table-cell table:style-name="ce10" office:value-type="string" calcext:value-type="string">
            <text:p>TOTAAL</text:p>
          </table:table-cell>
          <table:table-cell/>
          <table:table-cell table:style-name="ce24" office:value-type="float" office:value="9622" calcext:value-type="float">
            <text:p>9,622</text:p>
          </table:table-cell>
          <table:table-cell table:style-name="ce32" office:value-type="float" office:value="9185" calcext:value-type="float">
            <text:p>9,185</text:p>
          </table:table-cell>
          <table:table-cell table:style-name="ce32" office:value-type="float" office:value="1981" calcext:value-type="float">
            <text:p>1,981</text:p>
          </table:table-cell>
          <table:table-cell table:style-name="ce32" office:value-type="float" office:value="1806" calcext:value-type="float">
            <text:p>1,806</text:p>
          </table:table-cell>
          <table:table-cell table:style-name="ce32" office:value-type="float" office:value="3731" calcext:value-type="float">
            <text:p>3,731</text:p>
          </table:table-cell>
          <table:table-cell table:style-name="ce32" office:value-type="float" office:value="3545" calcext:value-type="float">
            <text:p>3,545</text:p>
          </table:table-cell>
          <table:table-cell table:style-name="ce32" office:value-type="float" office:value="26920" calcext:value-type="float">
            <text:p>26,920</text:p>
          </table:table-cell>
          <table:table-cell table:style-name="ce32" office:value-type="float" office:value="25943" calcext:value-type="float">
            <text:p>25,943</text:p>
          </table:table-cell>
          <table:table-cell table:style-name="ce32" office:value-type="float" office:value="42256" calcext:value-type="float">
            <text:p>42,256</text:p>
          </table:table-cell>
          <table:table-cell table:style-name="ce32" office:value-type="float" office:value="40482" calcext:value-type="float">
            <text:p>40,482</text:p>
          </table:table-cell>
          <table:table-cell table:style-name="ce54" office:value-type="float" office:value="82738" calcext:value-type="float">
            <text:p>82,738</text:p>
          </table:table-cell>
          <table:table-cell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1. De kneehts en leerlingen zijn onder de beroepen begrepen.</text:p>
          </table:table-cell>
          <table:table-cell table:style-name="ce16" table:number-columns-repeated="11"/>
          <table:table-cell table:style-name="ce55"/>
          <table:table-cell table:number-columns-repeated="1011"/>
        </table:table-row>
        <table:table-row table:style-name="ro5" table:number-rows-repeated="10476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8" table:default-cell-style-name="ce7"/>
        <table:table-column table:style-name="co9" table:default-cell-style-name="ce7"/>
        <table:table-column table:style-name="co4" table:number-columns-repeated="1020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 table:style-name="ce73" office:value-type="string" calcext:value-type="string">
            <text:p>Editregel</text:p>
          </table:table-cell>
          <table:table-cell table:style-name="ce73" office:value-type="string" calcext:value-type="string">
            <text:p>Deel telling</text:p>
          </table:table-cell>
          <table:table-cell table:style-name="ce73" office:value-type="string" calcext:value-type="string">
            <text:p>Rolnummer</text:p>
          </table:table-cell>
          <table:table-cell table:style-name="ce73" office:value-type="string" calcext:value-type="string">
            <text:p>Noten in de bron</text:p>
          </table:table-cell>
          <table:table-cell table:number-columns-repeated="1020"/>
        </table:table-row>
        <table:table-row table:style-name="ro5">
          <table:table-cell table:style-name="ce74" table:number-columns-repeated="5"/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75" office:value-type="float" office:value="6591" calcext:value-type="float">
            <text:p>659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01" calcext:value-type="float">
            <text:p>3802040028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592" calcext:value-type="float">
            <text:p>659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02" calcext:value-type="float">
            <text:p>3802040028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593" calcext:value-type="float">
            <text:p>659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03" calcext:value-type="float">
            <text:p>3802040028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594" calcext:value-type="float">
            <text:p>659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04" calcext:value-type="float">
            <text:p>3802040028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595" calcext:value-type="float">
            <text:p>659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05" calcext:value-type="float">
            <text:p>3802040028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596" calcext:value-type="float">
            <text:p>659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06" calcext:value-type="float">
            <text:p>3802040028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597" calcext:value-type="float">
            <text:p>659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07" calcext:value-type="float">
            <text:p>3802040028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598" calcext:value-type="float">
            <text:p>659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08" calcext:value-type="float">
            <text:p>3802040028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599" calcext:value-type="float">
            <text:p>659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09" calcext:value-type="float">
            <text:p>3802040028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0" calcext:value-type="float">
            <text:p>660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0" calcext:value-type="float">
            <text:p>3802040028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1" calcext:value-type="float">
            <text:p>660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1" calcext:value-type="float">
            <text:p>3802040028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2" calcext:value-type="float">
            <text:p>660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2" calcext:value-type="float">
            <text:p>3802040028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3" calcext:value-type="float">
            <text:p>660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3" calcext:value-type="float">
            <text:p>3802040028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4" calcext:value-type="float">
            <text:p>660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4" calcext:value-type="float">
            <text:p>3802040028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5" calcext:value-type="float">
            <text:p>660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5" calcext:value-type="float">
            <text:p>3802040028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6" calcext:value-type="float">
            <text:p>660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6" calcext:value-type="float">
            <text:p>3802040028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7" calcext:value-type="float">
            <text:p>660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7" calcext:value-type="float">
            <text:p>3802040028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8" calcext:value-type="float">
            <text:p>660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8" calcext:value-type="float">
            <text:p>3802040028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09" calcext:value-type="float">
            <text:p>660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19" calcext:value-type="float">
            <text:p>3802040028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0" calcext:value-type="float">
            <text:p>661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0" calcext:value-type="float">
            <text:p>3802040028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1" calcext:value-type="float">
            <text:p>661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1" calcext:value-type="float">
            <text:p>3802040028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2" calcext:value-type="float">
            <text:p>661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2" calcext:value-type="float">
            <text:p>3802040028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3" calcext:value-type="float">
            <text:p>661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3" calcext:value-type="float">
            <text:p>3802040028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4" calcext:value-type="float">
            <text:p>661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4" calcext:value-type="float">
            <text:p>3802040028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5" calcext:value-type="float">
            <text:p>661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5" calcext:value-type="float">
            <text:p>3802040028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6" calcext:value-type="float">
            <text:p>661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6" calcext:value-type="float">
            <text:p>3802040028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7" calcext:value-type="float">
            <text:p>661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7" calcext:value-type="float">
            <text:p>3802040028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8" calcext:value-type="float">
            <text:p>661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8" calcext:value-type="float">
            <text:p>3802040028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19" calcext:value-type="float">
            <text:p>661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29" calcext:value-type="float">
            <text:p>3802040028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0" calcext:value-type="float">
            <text:p>662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0" calcext:value-type="float">
            <text:p>3802040028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1" calcext:value-type="float">
            <text:p>662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1" calcext:value-type="float">
            <text:p>3802040028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2" calcext:value-type="float">
            <text:p>662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2" calcext:value-type="float">
            <text:p>3802040028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3" calcext:value-type="float">
            <text:p>662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3" calcext:value-type="float">
            <text:p>3802040028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4" calcext:value-type="float">
            <text:p>662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4" calcext:value-type="float">
            <text:p>3802040028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5" calcext:value-type="float">
            <text:p>662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5" calcext:value-type="float">
            <text:p>3802040028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6" calcext:value-type="float">
            <text:p>662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6" calcext:value-type="float">
            <text:p>3802040028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7" calcext:value-type="float">
            <text:p>662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7" calcext:value-type="float">
            <text:p>3802040028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8" calcext:value-type="float">
            <text:p>662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8" calcext:value-type="float">
            <text:p>3802040028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29" calcext:value-type="float">
            <text:p>662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39" calcext:value-type="float">
            <text:p>3802040028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0" calcext:value-type="float">
            <text:p>663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0" calcext:value-type="float">
            <text:p>3802040028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1" calcext:value-type="float">
            <text:p>663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1" calcext:value-type="float">
            <text:p>3802040028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2" calcext:value-type="float">
            <text:p>663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2" calcext:value-type="float">
            <text:p>3802040028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3" calcext:value-type="float">
            <text:p>663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3" calcext:value-type="float">
            <text:p>3802040028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4" calcext:value-type="float">
            <text:p>663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4" calcext:value-type="float">
            <text:p>3802040028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5" calcext:value-type="float">
            <text:p>663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5" calcext:value-type="float">
            <text:p>3802040028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6" calcext:value-type="float">
            <text:p>663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6" calcext:value-type="float">
            <text:p>3802040028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7" calcext:value-type="float">
            <text:p>663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7" calcext:value-type="float">
            <text:p>3802040028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8" calcext:value-type="float">
            <text:p>663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8" calcext:value-type="float">
            <text:p>3802040028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39" calcext:value-type="float">
            <text:p>663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49" calcext:value-type="float">
            <text:p>3802040028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0" calcext:value-type="float">
            <text:p>664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50" calcext:value-type="float">
            <text:p>3802040028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1" calcext:value-type="float">
            <text:p>664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51" calcext:value-type="float">
            <text:p>3802040028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2" calcext:value-type="float">
            <text:p>664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52" calcext:value-type="float">
            <text:p>38020400280105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3" calcext:value-type="float">
            <text:p>664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801053" calcext:value-type="float">
            <text:p>38020400280105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4" calcext:value-type="float">
            <text:p>664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01" calcext:value-type="float">
            <text:p>3802040029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5" calcext:value-type="float">
            <text:p>664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02" calcext:value-type="float">
            <text:p>3802040029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6" calcext:value-type="float">
            <text:p>664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03" calcext:value-type="float">
            <text:p>3802040029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7" calcext:value-type="float">
            <text:p>664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04" calcext:value-type="float">
            <text:p>3802040029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8" calcext:value-type="float">
            <text:p>664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05" calcext:value-type="float">
            <text:p>3802040029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49" calcext:value-type="float">
            <text:p>664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06" calcext:value-type="float">
            <text:p>3802040029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0" calcext:value-type="float">
            <text:p>665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07" calcext:value-type="float">
            <text:p>3802040029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1" calcext:value-type="float">
            <text:p>665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08" calcext:value-type="float">
            <text:p>3802040029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2" calcext:value-type="float">
            <text:p>665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09" calcext:value-type="float">
            <text:p>3802040029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3" calcext:value-type="float">
            <text:p>665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0" calcext:value-type="float">
            <text:p>3802040029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4" calcext:value-type="float">
            <text:p>665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1" calcext:value-type="float">
            <text:p>3802040029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5" calcext:value-type="float">
            <text:p>665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2" calcext:value-type="float">
            <text:p>3802040029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6" calcext:value-type="float">
            <text:p>665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3" calcext:value-type="float">
            <text:p>3802040029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7" calcext:value-type="float">
            <text:p>665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4" calcext:value-type="float">
            <text:p>3802040029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8" calcext:value-type="float">
            <text:p>665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5" calcext:value-type="float">
            <text:p>3802040029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59" calcext:value-type="float">
            <text:p>665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6" calcext:value-type="float">
            <text:p>3802040029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0" calcext:value-type="float">
            <text:p>666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7" calcext:value-type="float">
            <text:p>3802040029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1" calcext:value-type="float">
            <text:p>666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8" calcext:value-type="float">
            <text:p>3802040029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2" calcext:value-type="float">
            <text:p>666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19" calcext:value-type="float">
            <text:p>3802040029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3" calcext:value-type="float">
            <text:p>666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0" calcext:value-type="float">
            <text:p>3802040029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4" calcext:value-type="float">
            <text:p>666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1" calcext:value-type="float">
            <text:p>3802040029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5" calcext:value-type="float">
            <text:p>666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2" calcext:value-type="float">
            <text:p>3802040029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6" calcext:value-type="float">
            <text:p>666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3" calcext:value-type="float">
            <text:p>3802040029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7" calcext:value-type="float">
            <text:p>666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4" calcext:value-type="float">
            <text:p>3802040029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8" calcext:value-type="float">
            <text:p>666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5" calcext:value-type="float">
            <text:p>3802040029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69" calcext:value-type="float">
            <text:p>666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6" calcext:value-type="float">
            <text:p>3802040029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0" calcext:value-type="float">
            <text:p>667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7" calcext:value-type="float">
            <text:p>3802040029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1" calcext:value-type="float">
            <text:p>667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8" calcext:value-type="float">
            <text:p>3802040029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2" calcext:value-type="float">
            <text:p>667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29" calcext:value-type="float">
            <text:p>3802040029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3" calcext:value-type="float">
            <text:p>667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0" calcext:value-type="float">
            <text:p>3802040029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4" calcext:value-type="float">
            <text:p>667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1" calcext:value-type="float">
            <text:p>3802040029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5" calcext:value-type="float">
            <text:p>667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2" calcext:value-type="float">
            <text:p>3802040029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6" calcext:value-type="float">
            <text:p>667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3" calcext:value-type="float">
            <text:p>3802040029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7" calcext:value-type="float">
            <text:p>667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4" calcext:value-type="float">
            <text:p>3802040029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8" calcext:value-type="float">
            <text:p>667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5" calcext:value-type="float">
            <text:p>3802040029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79" calcext:value-type="float">
            <text:p>667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6" calcext:value-type="float">
            <text:p>3802040029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0" calcext:value-type="float">
            <text:p>668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7" calcext:value-type="float">
            <text:p>3802040029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1" calcext:value-type="float">
            <text:p>668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8" calcext:value-type="float">
            <text:p>3802040029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2" calcext:value-type="float">
            <text:p>668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39" calcext:value-type="float">
            <text:p>3802040029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3" calcext:value-type="float">
            <text:p>668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0" calcext:value-type="float">
            <text:p>3802040029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4" calcext:value-type="float">
            <text:p>668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1" calcext:value-type="float">
            <text:p>3802040029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5" calcext:value-type="float">
            <text:p>668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2" calcext:value-type="float">
            <text:p>3802040029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6" calcext:value-type="float">
            <text:p>668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3" calcext:value-type="float">
            <text:p>3802040029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7" calcext:value-type="float">
            <text:p>668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4" calcext:value-type="float">
            <text:p>3802040029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8" calcext:value-type="float">
            <text:p>668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5" calcext:value-type="float">
            <text:p>3802040029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89" calcext:value-type="float">
            <text:p>668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6" calcext:value-type="float">
            <text:p>3802040029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0" calcext:value-type="float">
            <text:p>669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7" calcext:value-type="float">
            <text:p>3802040029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1" calcext:value-type="float">
            <text:p>669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8" calcext:value-type="float">
            <text:p>3802040029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2" calcext:value-type="float">
            <text:p>669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49" calcext:value-type="float">
            <text:p>3802040029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3" calcext:value-type="float">
            <text:p>669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50" calcext:value-type="float">
            <text:p>3802040029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4" calcext:value-type="float">
            <text:p>669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4002901051" calcext:value-type="float">
            <text:p>3802040029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5" calcext:value-type="float">
            <text:p>669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01" calcext:value-type="float">
            <text:p>3802050030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6" calcext:value-type="float">
            <text:p>669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02" calcext:value-type="float">
            <text:p>3802050030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7" calcext:value-type="float">
            <text:p>669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03" calcext:value-type="float">
            <text:p>3802050030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8" calcext:value-type="float">
            <text:p>669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04" calcext:value-type="float">
            <text:p>3802050030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699" calcext:value-type="float">
            <text:p>669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05" calcext:value-type="float">
            <text:p>3802050030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0" calcext:value-type="float">
            <text:p>670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06" calcext:value-type="float">
            <text:p>3802050030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1" calcext:value-type="float">
            <text:p>670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07" calcext:value-type="float">
            <text:p>3802050030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2" calcext:value-type="float">
            <text:p>670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08" calcext:value-type="float">
            <text:p>3802050030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3" calcext:value-type="float">
            <text:p>670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09" calcext:value-type="float">
            <text:p>3802050030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4" calcext:value-type="float">
            <text:p>670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0" calcext:value-type="float">
            <text:p>3802050030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5" calcext:value-type="float">
            <text:p>670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1" calcext:value-type="float">
            <text:p>3802050030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6" calcext:value-type="float">
            <text:p>670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2" calcext:value-type="float">
            <text:p>3802050030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7" calcext:value-type="float">
            <text:p>670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3" calcext:value-type="float">
            <text:p>3802050030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8" calcext:value-type="float">
            <text:p>670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4" calcext:value-type="float">
            <text:p>3802050030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09" calcext:value-type="float">
            <text:p>670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5" calcext:value-type="float">
            <text:p>3802050030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0" calcext:value-type="float">
            <text:p>671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6" calcext:value-type="float">
            <text:p>3802050030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1" calcext:value-type="float">
            <text:p>671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7" calcext:value-type="float">
            <text:p>3802050030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2" calcext:value-type="float">
            <text:p>671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8" calcext:value-type="float">
            <text:p>3802050030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3" calcext:value-type="float">
            <text:p>671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19" calcext:value-type="float">
            <text:p>3802050030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4" calcext:value-type="float">
            <text:p>671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0" calcext:value-type="float">
            <text:p>3802050030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5" calcext:value-type="float">
            <text:p>671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1" calcext:value-type="float">
            <text:p>3802050030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6" calcext:value-type="float">
            <text:p>671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2" calcext:value-type="float">
            <text:p>3802050030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7" calcext:value-type="float">
            <text:p>671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3" calcext:value-type="float">
            <text:p>3802050030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8" calcext:value-type="float">
            <text:p>671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4" calcext:value-type="float">
            <text:p>3802050030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19" calcext:value-type="float">
            <text:p>671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5" calcext:value-type="float">
            <text:p>3802050030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0" calcext:value-type="float">
            <text:p>672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6" calcext:value-type="float">
            <text:p>3802050030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1" calcext:value-type="float">
            <text:p>672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7" calcext:value-type="float">
            <text:p>3802050030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2" calcext:value-type="float">
            <text:p>672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8" calcext:value-type="float">
            <text:p>3802050030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3" calcext:value-type="float">
            <text:p>672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29" calcext:value-type="float">
            <text:p>3802050030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4" calcext:value-type="float">
            <text:p>672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0" calcext:value-type="float">
            <text:p>3802050030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5" calcext:value-type="float">
            <text:p>672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1" calcext:value-type="float">
            <text:p>3802050030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6" calcext:value-type="float">
            <text:p>672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2" calcext:value-type="float">
            <text:p>3802050030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7" calcext:value-type="float">
            <text:p>672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3" calcext:value-type="float">
            <text:p>3802050030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8" calcext:value-type="float">
            <text:p>672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4" calcext:value-type="float">
            <text:p>3802050030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29" calcext:value-type="float">
            <text:p>672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5" calcext:value-type="float">
            <text:p>3802050030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0" calcext:value-type="float">
            <text:p>673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6" calcext:value-type="float">
            <text:p>3802050030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1" calcext:value-type="float">
            <text:p>673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7" calcext:value-type="float">
            <text:p>3802050030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2" calcext:value-type="float">
            <text:p>673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8" calcext:value-type="float">
            <text:p>3802050030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3" calcext:value-type="float">
            <text:p>673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39" calcext:value-type="float">
            <text:p>3802050030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4" calcext:value-type="float">
            <text:p>673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0" calcext:value-type="float">
            <text:p>3802050030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5" calcext:value-type="float">
            <text:p>673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1" calcext:value-type="float">
            <text:p>3802050030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6" calcext:value-type="float">
            <text:p>673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2" calcext:value-type="float">
            <text:p>3802050030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7" calcext:value-type="float">
            <text:p>673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3" calcext:value-type="float">
            <text:p>3802050030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8" calcext:value-type="float">
            <text:p>673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4" calcext:value-type="float">
            <text:p>3802050030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39" calcext:value-type="float">
            <text:p>673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5" calcext:value-type="float">
            <text:p>3802050030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0" calcext:value-type="float">
            <text:p>674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6" calcext:value-type="float">
            <text:p>3802050030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1" calcext:value-type="float">
            <text:p>674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7" calcext:value-type="float">
            <text:p>3802050030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2" calcext:value-type="float">
            <text:p>674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8" calcext:value-type="float">
            <text:p>3802050030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3" calcext:value-type="float">
            <text:p>674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49" calcext:value-type="float">
            <text:p>3802050030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4" calcext:value-type="float">
            <text:p>674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50" calcext:value-type="float">
            <text:p>3802050030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5" calcext:value-type="float">
            <text:p>674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51" calcext:value-type="float">
            <text:p>3802050030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6" calcext:value-type="float">
            <text:p>674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52" calcext:value-type="float">
            <text:p>38020500300105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7" calcext:value-type="float">
            <text:p>674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001053" calcext:value-type="float">
            <text:p>38020500300105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8" calcext:value-type="float">
            <text:p>674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01" calcext:value-type="float">
            <text:p>380205003101001</text:p>
          </table:table-cell>
          <table:table-cell office:value-type="string" calcext:value-type="string">
            <text:p>380205003101001* <text:s/>Hieronder begrepen de fabrijkanten van katoen, hennip, vlas, wol en zijde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49" calcext:value-type="float">
            <text:p>674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02" calcext:value-type="float">
            <text:p>3802050031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0" calcext:value-type="float">
            <text:p>675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03" calcext:value-type="float">
            <text:p>3802050031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1" calcext:value-type="float">
            <text:p>675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04" calcext:value-type="float">
            <text:p>3802050031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2" calcext:value-type="float">
            <text:p>675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05" calcext:value-type="float">
            <text:p>3802050031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3" calcext:value-type="float">
            <text:p>675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06" calcext:value-type="float">
            <text:p>3802050031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4" calcext:value-type="float">
            <text:p>675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07" calcext:value-type="float">
            <text:p>3802050031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5" calcext:value-type="float">
            <text:p>675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08" calcext:value-type="float">
            <text:p>3802050031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6" calcext:value-type="float">
            <text:p>675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09" calcext:value-type="float">
            <text:p>3802050031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7" calcext:value-type="float">
            <text:p>675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0" calcext:value-type="float">
            <text:p>3802050031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8" calcext:value-type="float">
            <text:p>675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1" calcext:value-type="float">
            <text:p>3802050031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59" calcext:value-type="float">
            <text:p>675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2" calcext:value-type="float">
            <text:p>3802050031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0" calcext:value-type="float">
            <text:p>676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3" calcext:value-type="float">
            <text:p>3802050031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1" calcext:value-type="float">
            <text:p>676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4" calcext:value-type="float">
            <text:p>3802050031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2" calcext:value-type="float">
            <text:p>676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5" calcext:value-type="float">
            <text:p>3802050031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3" calcext:value-type="float">
            <text:p>676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6" calcext:value-type="float">
            <text:p>3802050031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4" calcext:value-type="float">
            <text:p>676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7" calcext:value-type="float">
            <text:p>3802050031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5" calcext:value-type="float">
            <text:p>676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8" calcext:value-type="float">
            <text:p>3802050031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6" calcext:value-type="float">
            <text:p>676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19" calcext:value-type="float">
            <text:p>3802050031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7" calcext:value-type="float">
            <text:p>676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0" calcext:value-type="float">
            <text:p>3802050031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8" calcext:value-type="float">
            <text:p>676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1" calcext:value-type="float">
            <text:p>3802050031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69" calcext:value-type="float">
            <text:p>676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2" calcext:value-type="float">
            <text:p>3802050031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0" calcext:value-type="float">
            <text:p>677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3" calcext:value-type="float">
            <text:p>3802050031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1" calcext:value-type="float">
            <text:p>677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4" calcext:value-type="float">
            <text:p>380205003101024</text:p>
          </table:table-cell>
          <table:table-cell office:value-type="string" calcext:value-type="string">
            <text:p>380205003101024? <text:s/>De boden zijn hieronder begrepen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2" calcext:value-type="float">
            <text:p>677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5" calcext:value-type="float">
            <text:p>3802050031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3" calcext:value-type="float">
            <text:p>677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6" calcext:value-type="float">
            <text:p>380205003101026</text:p>
          </table:table-cell>
          <table:table-cell office:value-type="string" calcext:value-type="string">
            <text:p>380205003101024? <text:s/>De boden zijn hieronder begrepen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4" calcext:value-type="float">
            <text:p>677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7" calcext:value-type="float">
            <text:p>3802050031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5" calcext:value-type="float">
            <text:p>677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8" calcext:value-type="float">
            <text:p>3802050031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6" calcext:value-type="float">
            <text:p>677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29" calcext:value-type="float">
            <text:p>3802050031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7" calcext:value-type="float">
            <text:p>677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0" calcext:value-type="float">
            <text:p>3802050031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8" calcext:value-type="float">
            <text:p>677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1" calcext:value-type="float">
            <text:p>3802050031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79" calcext:value-type="float">
            <text:p>677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2" calcext:value-type="float">
            <text:p>3802050031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0" calcext:value-type="float">
            <text:p>678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3" calcext:value-type="float">
            <text:p>3802050031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1" calcext:value-type="float">
            <text:p>678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4" calcext:value-type="float">
            <text:p>3802050031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2" calcext:value-type="float">
            <text:p>678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5" calcext:value-type="float">
            <text:p>3802050031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3" calcext:value-type="float">
            <text:p>678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6" calcext:value-type="float">
            <text:p>3802050031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4" calcext:value-type="float">
            <text:p>678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7" calcext:value-type="float">
            <text:p>3802050031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5" calcext:value-type="float">
            <text:p>678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8" calcext:value-type="float">
            <text:p>3802050031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6" calcext:value-type="float">
            <text:p>678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39" calcext:value-type="float">
            <text:p>3802050031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7" calcext:value-type="float">
            <text:p>678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0" calcext:value-type="float">
            <text:p>3802050031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8" calcext:value-type="float">
            <text:p>678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1" calcext:value-type="float">
            <text:p>3802050031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89" calcext:value-type="float">
            <text:p>678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2" calcext:value-type="float">
            <text:p>3802050031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0" calcext:value-type="float">
            <text:p>679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3" calcext:value-type="float">
            <text:p>3802050031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1" calcext:value-type="float">
            <text:p>679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4" calcext:value-type="float">
            <text:p>3802050031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2" calcext:value-type="float">
            <text:p>679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5" calcext:value-type="float">
            <text:p>3802050031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3" calcext:value-type="float">
            <text:p>679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6" calcext:value-type="float">
            <text:p>3802050031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4" calcext:value-type="float">
            <text:p>679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7" calcext:value-type="float">
            <text:p>3802050031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5" calcext:value-type="float">
            <text:p>679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8" calcext:value-type="float">
            <text:p>3802050031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6" calcext:value-type="float">
            <text:p>679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49" calcext:value-type="float">
            <text:p>3802050031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7" calcext:value-type="float">
            <text:p>679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5003101050" calcext:value-type="float">
            <text:p>3802050031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8" calcext:value-type="float">
            <text:p>679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01" calcext:value-type="float">
            <text:p>3802060032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799" calcext:value-type="float">
            <text:p>679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02" calcext:value-type="float">
            <text:p>3802060032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0" calcext:value-type="float">
            <text:p>680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03" calcext:value-type="float">
            <text:p>3802060032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1" calcext:value-type="float">
            <text:p>680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04" calcext:value-type="float">
            <text:p>3802060032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2" calcext:value-type="float">
            <text:p>680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05" calcext:value-type="float">
            <text:p>3802060032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3" calcext:value-type="float">
            <text:p>680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06" calcext:value-type="float">
            <text:p>3802060032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4" calcext:value-type="float">
            <text:p>680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07" calcext:value-type="float">
            <text:p>3802060032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5" calcext:value-type="float">
            <text:p>680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08" calcext:value-type="float">
            <text:p>3802060032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6" calcext:value-type="float">
            <text:p>680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09" calcext:value-type="float">
            <text:p>3802060032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7" calcext:value-type="float">
            <text:p>680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0" calcext:value-type="float">
            <text:p>3802060032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8" calcext:value-type="float">
            <text:p>680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1" calcext:value-type="float">
            <text:p>3802060032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09" calcext:value-type="float">
            <text:p>680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2" calcext:value-type="float">
            <text:p>3802060032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0" calcext:value-type="float">
            <text:p>681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3" calcext:value-type="float">
            <text:p>3802060032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1" calcext:value-type="float">
            <text:p>681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4" calcext:value-type="float">
            <text:p>3802060032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2" calcext:value-type="float">
            <text:p>681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5" calcext:value-type="float">
            <text:p>3802060032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3" calcext:value-type="float">
            <text:p>681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6" calcext:value-type="float">
            <text:p>3802060032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4" calcext:value-type="float">
            <text:p>681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7" calcext:value-type="float">
            <text:p>3802060032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5" calcext:value-type="float">
            <text:p>681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8" calcext:value-type="float">
            <text:p>3802060032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6" calcext:value-type="float">
            <text:p>681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19" calcext:value-type="float">
            <text:p>3802060032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7" calcext:value-type="float">
            <text:p>681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0" calcext:value-type="float">
            <text:p>3802060032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8" calcext:value-type="float">
            <text:p>681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1" calcext:value-type="float">
            <text:p>3802060032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19" calcext:value-type="float">
            <text:p>681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2" calcext:value-type="float">
            <text:p>3802060032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0" calcext:value-type="float">
            <text:p>682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3" calcext:value-type="float">
            <text:p>3802060032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1" calcext:value-type="float">
            <text:p>682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4" calcext:value-type="float">
            <text:p>3802060032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2" calcext:value-type="float">
            <text:p>682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5" calcext:value-type="float">
            <text:p>3802060032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3" calcext:value-type="float">
            <text:p>682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6" calcext:value-type="float">
            <text:p>3802060032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4" calcext:value-type="float">
            <text:p>682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7" calcext:value-type="float">
            <text:p>3802060032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5" calcext:value-type="float">
            <text:p>682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8" calcext:value-type="float">
            <text:p>3802060032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6" calcext:value-type="float">
            <text:p>682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29" calcext:value-type="float">
            <text:p>3802060032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7" calcext:value-type="float">
            <text:p>682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0" calcext:value-type="float">
            <text:p>3802060032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8" calcext:value-type="float">
            <text:p>682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1" calcext:value-type="float">
            <text:p>3802060032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29" calcext:value-type="float">
            <text:p>682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2" calcext:value-type="float">
            <text:p>3802060032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0" calcext:value-type="float">
            <text:p>683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3" calcext:value-type="float">
            <text:p>3802060032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1" calcext:value-type="float">
            <text:p>683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4" calcext:value-type="float">
            <text:p>3802060032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2" calcext:value-type="float">
            <text:p>683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5" calcext:value-type="float">
            <text:p>3802060032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3" calcext:value-type="float">
            <text:p>683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6" calcext:value-type="float">
            <text:p>3802060032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4" calcext:value-type="float">
            <text:p>683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7" calcext:value-type="float">
            <text:p>3802060032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5" calcext:value-type="float">
            <text:p>683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8" calcext:value-type="float">
            <text:p>3802060032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6" calcext:value-type="float">
            <text:p>683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39" calcext:value-type="float">
            <text:p>3802060032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7" calcext:value-type="float">
            <text:p>683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0" calcext:value-type="float">
            <text:p>3802060032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8" calcext:value-type="float">
            <text:p>683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1" calcext:value-type="float">
            <text:p>3802060032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39" calcext:value-type="float">
            <text:p>683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2" calcext:value-type="float">
            <text:p>3802060032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0" calcext:value-type="float">
            <text:p>684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3" calcext:value-type="float">
            <text:p>3802060032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1" calcext:value-type="float">
            <text:p>684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4" calcext:value-type="float">
            <text:p>3802060032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2" calcext:value-type="float">
            <text:p>684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5" calcext:value-type="float">
            <text:p>3802060032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3" calcext:value-type="float">
            <text:p>684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6" calcext:value-type="float">
            <text:p>3802060032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4" calcext:value-type="float">
            <text:p>684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7" calcext:value-type="float">
            <text:p>3802060032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5" calcext:value-type="float">
            <text:p>684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8" calcext:value-type="float">
            <text:p>3802060032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6" calcext:value-type="float">
            <text:p>684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49" calcext:value-type="float">
            <text:p>3802060032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7" calcext:value-type="float">
            <text:p>684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50" calcext:value-type="float">
            <text:p>3802060032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8" calcext:value-type="float">
            <text:p>684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51" calcext:value-type="float">
            <text:p>3802060032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49" calcext:value-type="float">
            <text:p>684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52" calcext:value-type="float">
            <text:p>38020600320105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0" calcext:value-type="float">
            <text:p>685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201053" calcext:value-type="float">
            <text:p>38020600320105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1" calcext:value-type="float">
            <text:p>685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01" calcext:value-type="float">
            <text:p>3802060033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2" calcext:value-type="float">
            <text:p>685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02" calcext:value-type="float">
            <text:p>3802060033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3" calcext:value-type="float">
            <text:p>685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03" calcext:value-type="float">
            <text:p>3802060033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4" calcext:value-type="float">
            <text:p>685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04" calcext:value-type="float">
            <text:p>3802060033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5" calcext:value-type="float">
            <text:p>685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05" calcext:value-type="float">
            <text:p>3802060033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6" calcext:value-type="float">
            <text:p>685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06" calcext:value-type="float">
            <text:p>3802060033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7" calcext:value-type="float">
            <text:p>685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07" calcext:value-type="float">
            <text:p>3802060033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8" calcext:value-type="float">
            <text:p>685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08" calcext:value-type="float">
            <text:p>3802060033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59" calcext:value-type="float">
            <text:p>685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09" calcext:value-type="float">
            <text:p>3802060033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0" calcext:value-type="float">
            <text:p>686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0" calcext:value-type="float">
            <text:p>3802060033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1" calcext:value-type="float">
            <text:p>686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1" calcext:value-type="float">
            <text:p>3802060033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2" calcext:value-type="float">
            <text:p>686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2" calcext:value-type="float">
            <text:p>3802060033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3" calcext:value-type="float">
            <text:p>686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3" calcext:value-type="float">
            <text:p>3802060033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4" calcext:value-type="float">
            <text:p>686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4" calcext:value-type="float">
            <text:p>3802060033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5" calcext:value-type="float">
            <text:p>686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5" calcext:value-type="float">
            <text:p>3802060033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6" calcext:value-type="float">
            <text:p>686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6" calcext:value-type="float">
            <text:p>3802060033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7" calcext:value-type="float">
            <text:p>686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7" calcext:value-type="float">
            <text:p>3802060033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8" calcext:value-type="float">
            <text:p>686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8" calcext:value-type="float">
            <text:p>3802060033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69" calcext:value-type="float">
            <text:p>686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19" calcext:value-type="float">
            <text:p>3802060033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0" calcext:value-type="float">
            <text:p>687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0" calcext:value-type="float">
            <text:p>3802060033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1" calcext:value-type="float">
            <text:p>687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1" calcext:value-type="float">
            <text:p>3802060033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2" calcext:value-type="float">
            <text:p>687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2" calcext:value-type="float">
            <text:p>3802060033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3" calcext:value-type="float">
            <text:p>687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3" calcext:value-type="float">
            <text:p>3802060033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4" calcext:value-type="float">
            <text:p>687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4" calcext:value-type="float">
            <text:p>3802060033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5" calcext:value-type="float">
            <text:p>687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5" calcext:value-type="float">
            <text:p>3802060033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6" calcext:value-type="float">
            <text:p>687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6" calcext:value-type="float">
            <text:p>3802060033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7" calcext:value-type="float">
            <text:p>687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7" calcext:value-type="float">
            <text:p>3802060033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8" calcext:value-type="float">
            <text:p>687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8" calcext:value-type="float">
            <text:p>3802060033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79" calcext:value-type="float">
            <text:p>687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29" calcext:value-type="float">
            <text:p>3802060033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0" calcext:value-type="float">
            <text:p>688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0" calcext:value-type="float">
            <text:p>3802060033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1" calcext:value-type="float">
            <text:p>688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1" calcext:value-type="float">
            <text:p>3802060033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2" calcext:value-type="float">
            <text:p>688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2" calcext:value-type="float">
            <text:p>3802060033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3" calcext:value-type="float">
            <text:p>688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3" calcext:value-type="float">
            <text:p>3802060033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4" calcext:value-type="float">
            <text:p>688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4" calcext:value-type="float">
            <text:p>3802060033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5" calcext:value-type="float">
            <text:p>688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5" calcext:value-type="float">
            <text:p>3802060033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6" calcext:value-type="float">
            <text:p>688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6" calcext:value-type="float">
            <text:p>3802060033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7" calcext:value-type="float">
            <text:p>688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7" calcext:value-type="float">
            <text:p>3802060033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8" calcext:value-type="float">
            <text:p>688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8" calcext:value-type="float">
            <text:p>3802060033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89" calcext:value-type="float">
            <text:p>688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39" calcext:value-type="float">
            <text:p>3802060033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0" calcext:value-type="float">
            <text:p>689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6003301040" calcext:value-type="float">
            <text:p>3802060033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1" calcext:value-type="float">
            <text:p>689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01" calcext:value-type="float">
            <text:p>3802070034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2" calcext:value-type="float">
            <text:p>689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02" calcext:value-type="float">
            <text:p>3802070034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3" calcext:value-type="float">
            <text:p>689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03" calcext:value-type="float">
            <text:p>3802070034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4" calcext:value-type="float">
            <text:p>689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04" calcext:value-type="float">
            <text:p>3802070034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5" calcext:value-type="float">
            <text:p>689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05" calcext:value-type="float">
            <text:p>3802070034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6" calcext:value-type="float">
            <text:p>689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06" calcext:value-type="float">
            <text:p>3802070034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7" calcext:value-type="float">
            <text:p>689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07" calcext:value-type="float">
            <text:p>3802070034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8" calcext:value-type="float">
            <text:p>689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08" calcext:value-type="float">
            <text:p>3802070034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899" calcext:value-type="float">
            <text:p>689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09" calcext:value-type="float">
            <text:p>3802070034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0" calcext:value-type="float">
            <text:p>690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0" calcext:value-type="float">
            <text:p>3802070034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1" calcext:value-type="float">
            <text:p>690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1" calcext:value-type="float">
            <text:p>3802070034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2" calcext:value-type="float">
            <text:p>690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2" calcext:value-type="float">
            <text:p>3802070034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3" calcext:value-type="float">
            <text:p>690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3" calcext:value-type="float">
            <text:p>3802070034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4" calcext:value-type="float">
            <text:p>690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4" calcext:value-type="float">
            <text:p>3802070034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5" calcext:value-type="float">
            <text:p>690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5" calcext:value-type="float">
            <text:p>3802070034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6" calcext:value-type="float">
            <text:p>690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6" calcext:value-type="float">
            <text:p>3802070034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7" calcext:value-type="float">
            <text:p>690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7" calcext:value-type="float">
            <text:p>3802070034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8" calcext:value-type="float">
            <text:p>690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8" calcext:value-type="float">
            <text:p>3802070034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09" calcext:value-type="float">
            <text:p>690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19" calcext:value-type="float">
            <text:p>3802070034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0" calcext:value-type="float">
            <text:p>691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0" calcext:value-type="float">
            <text:p>3802070034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1" calcext:value-type="float">
            <text:p>691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1" calcext:value-type="float">
            <text:p>3802070034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2" calcext:value-type="float">
            <text:p>691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2" calcext:value-type="float">
            <text:p>3802070034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3" calcext:value-type="float">
            <text:p>691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3" calcext:value-type="float">
            <text:p>3802070034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4" calcext:value-type="float">
            <text:p>691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4" calcext:value-type="float">
            <text:p>3802070034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5" calcext:value-type="float">
            <text:p>691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5" calcext:value-type="float">
            <text:p>3802070034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6" calcext:value-type="float">
            <text:p>691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6" calcext:value-type="float">
            <text:p>3802070034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7" calcext:value-type="float">
            <text:p>691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7" calcext:value-type="float">
            <text:p>3802070034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8" calcext:value-type="float">
            <text:p>691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8" calcext:value-type="float">
            <text:p>3802070034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19" calcext:value-type="float">
            <text:p>691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29" calcext:value-type="float">
            <text:p>3802070034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0" calcext:value-type="float">
            <text:p>692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0" calcext:value-type="float">
            <text:p>3802070034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1" calcext:value-type="float">
            <text:p>692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1" calcext:value-type="float">
            <text:p>3802070034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2" calcext:value-type="float">
            <text:p>692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2" calcext:value-type="float">
            <text:p>3802070034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3" calcext:value-type="float">
            <text:p>692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3" calcext:value-type="float">
            <text:p>3802070034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4" calcext:value-type="float">
            <text:p>692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4" calcext:value-type="float">
            <text:p>3802070034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5" calcext:value-type="float">
            <text:p>692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5" calcext:value-type="float">
            <text:p>3802070034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6" calcext:value-type="float">
            <text:p>692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6" calcext:value-type="float">
            <text:p>3802070034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7" calcext:value-type="float">
            <text:p>692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7" calcext:value-type="float">
            <text:p>3802070034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8" calcext:value-type="float">
            <text:p>692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8" calcext:value-type="float">
            <text:p>3802070034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29" calcext:value-type="float">
            <text:p>692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39" calcext:value-type="float">
            <text:p>3802070034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0" calcext:value-type="float">
            <text:p>693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0" calcext:value-type="float">
            <text:p>3802070034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1" calcext:value-type="float">
            <text:p>693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1" calcext:value-type="float">
            <text:p>3802070034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2" calcext:value-type="float">
            <text:p>693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2" calcext:value-type="float">
            <text:p>3802070034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3" calcext:value-type="float">
            <text:p>693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3" calcext:value-type="float">
            <text:p>3802070034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4" calcext:value-type="float">
            <text:p>693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4" calcext:value-type="float">
            <text:p>3802070034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5" calcext:value-type="float">
            <text:p>693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5" calcext:value-type="float">
            <text:p>3802070034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6" calcext:value-type="float">
            <text:p>693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6" calcext:value-type="float">
            <text:p>3802070034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7" calcext:value-type="float">
            <text:p>693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7" calcext:value-type="float">
            <text:p>3802070034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8" calcext:value-type="float">
            <text:p>693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8" calcext:value-type="float">
            <text:p>3802070034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39" calcext:value-type="float">
            <text:p>693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49" calcext:value-type="float">
            <text:p>3802070034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0" calcext:value-type="float">
            <text:p>694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50" calcext:value-type="float">
            <text:p>3802070034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1" calcext:value-type="float">
            <text:p>694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51" calcext:value-type="float">
            <text:p>3802070034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2" calcext:value-type="float">
            <text:p>694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52" calcext:value-type="float">
            <text:p>38020700340105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3" calcext:value-type="float">
            <text:p>694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401053" calcext:value-type="float">
            <text:p>38020700340105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4" calcext:value-type="float">
            <text:p>694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01" calcext:value-type="float">
            <text:p>3802070035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5" calcext:value-type="float">
            <text:p>694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02" calcext:value-type="float">
            <text:p>3802070035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6" calcext:value-type="float">
            <text:p>694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03" calcext:value-type="float">
            <text:p>3802070035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7" calcext:value-type="float">
            <text:p>694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04" calcext:value-type="float">
            <text:p>3802070035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8" calcext:value-type="float">
            <text:p>694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05" calcext:value-type="float">
            <text:p>3802070035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49" calcext:value-type="float">
            <text:p>694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06" calcext:value-type="float">
            <text:p>3802070035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0" calcext:value-type="float">
            <text:p>695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07" calcext:value-type="float">
            <text:p>3802070035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1" calcext:value-type="float">
            <text:p>695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08" calcext:value-type="float">
            <text:p>3802070035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2" calcext:value-type="float">
            <text:p>695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09" calcext:value-type="float">
            <text:p>380207003501009</text:p>
          </table:table-cell>
          <table:table-cell office:value-type="string" calcext:value-type="string">
            <text:p>3802070035010091 <text:s/>Hieronder twee welke worden opgeleid tot leeraren bij de christelijke afgescheidene gemeente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3" calcext:value-type="float">
            <text:p>695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0" calcext:value-type="float">
            <text:p>3802070035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4" calcext:value-type="float">
            <text:p>695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1" calcext:value-type="float">
            <text:p>3802070035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5" calcext:value-type="float">
            <text:p>695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2" calcext:value-type="float">
            <text:p>3802070035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6" calcext:value-type="float">
            <text:p>695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3" calcext:value-type="float">
            <text:p>3802070035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7" calcext:value-type="float">
            <text:p>695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4" calcext:value-type="float">
            <text:p>3802070035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8" calcext:value-type="float">
            <text:p>695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5" calcext:value-type="float">
            <text:p>3802070035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59" calcext:value-type="float">
            <text:p>695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6" calcext:value-type="float">
            <text:p>3802070035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0" calcext:value-type="float">
            <text:p>696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7" calcext:value-type="float">
            <text:p>3802070035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1" calcext:value-type="float">
            <text:p>696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8" calcext:value-type="float">
            <text:p>3802070035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2" calcext:value-type="float">
            <text:p>696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19" calcext:value-type="float">
            <text:p>3802070035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3" calcext:value-type="float">
            <text:p>696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0" calcext:value-type="float">
            <text:p>3802070035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4" calcext:value-type="float">
            <text:p>696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1" calcext:value-type="float">
            <text:p>3802070035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5" calcext:value-type="float">
            <text:p>696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2" calcext:value-type="float">
            <text:p>3802070035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6" calcext:value-type="float">
            <text:p>696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3" calcext:value-type="float">
            <text:p>3802070035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7" calcext:value-type="float">
            <text:p>696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4" calcext:value-type="float">
            <text:p>3802070035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8" calcext:value-type="float">
            <text:p>696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5" calcext:value-type="float">
            <text:p>3802070035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69" calcext:value-type="float">
            <text:p>696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6" calcext:value-type="float">
            <text:p>3802070035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0" calcext:value-type="float">
            <text:p>697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7" calcext:value-type="float">
            <text:p>3802070035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1" calcext:value-type="float">
            <text:p>697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8" calcext:value-type="float">
            <text:p>3802070035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2" calcext:value-type="float">
            <text:p>697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29" calcext:value-type="float">
            <text:p>3802070035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3" calcext:value-type="float">
            <text:p>697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0" calcext:value-type="float">
            <text:p>3802070035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4" calcext:value-type="float">
            <text:p>697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1" calcext:value-type="float">
            <text:p>3802070035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5" calcext:value-type="float">
            <text:p>697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2" calcext:value-type="float">
            <text:p>3802070035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6" calcext:value-type="float">
            <text:p>697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3" calcext:value-type="float">
            <text:p>3802070035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7" calcext:value-type="float">
            <text:p>697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4" calcext:value-type="float">
            <text:p>3802070035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8" calcext:value-type="float">
            <text:p>697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5" calcext:value-type="float">
            <text:p>3802070035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79" calcext:value-type="float">
            <text:p>697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6" calcext:value-type="float">
            <text:p>3802070035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0" calcext:value-type="float">
            <text:p>698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7" calcext:value-type="float">
            <text:p>3802070035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1" calcext:value-type="float">
            <text:p>698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8" calcext:value-type="float">
            <text:p>3802070035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2" calcext:value-type="float">
            <text:p>698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39" calcext:value-type="float">
            <text:p>3802070035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3" calcext:value-type="float">
            <text:p>698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0" calcext:value-type="float">
            <text:p>3802070035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4" calcext:value-type="float">
            <text:p>698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1" calcext:value-type="float">
            <text:p>3802070035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5" calcext:value-type="float">
            <text:p>698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2" calcext:value-type="float">
            <text:p>3802070035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6" calcext:value-type="float">
            <text:p>698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3" calcext:value-type="float">
            <text:p>3802070035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7" calcext:value-type="float">
            <text:p>698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4" calcext:value-type="float">
            <text:p>3802070035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8" calcext:value-type="float">
            <text:p>698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5" calcext:value-type="float">
            <text:p>3802070035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89" calcext:value-type="float">
            <text:p>698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6" calcext:value-type="float">
            <text:p>3802070035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0" calcext:value-type="float">
            <text:p>699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7" calcext:value-type="float">
            <text:p>3802070035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1" calcext:value-type="float">
            <text:p>699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8" calcext:value-type="float">
            <text:p>3802070035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2" calcext:value-type="float">
            <text:p>699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49" calcext:value-type="float">
            <text:p>3802070035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3" calcext:value-type="float">
            <text:p>699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50" calcext:value-type="float">
            <text:p>3802070035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4" calcext:value-type="float">
            <text:p>699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7003501051" calcext:value-type="float">
            <text:p>3802070035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5" calcext:value-type="float">
            <text:p>699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01" calcext:value-type="float">
            <text:p>3802080036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6" calcext:value-type="float">
            <text:p>699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02" calcext:value-type="float">
            <text:p>3802080036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7" calcext:value-type="float">
            <text:p>699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03" calcext:value-type="float">
            <text:p>3802080036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8" calcext:value-type="float">
            <text:p>699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04" calcext:value-type="float">
            <text:p>3802080036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6999" calcext:value-type="float">
            <text:p>699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05" calcext:value-type="float">
            <text:p>3802080036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00" calcext:value-type="float">
            <text:p>700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06" calcext:value-type="float">
            <text:p>380208003601006</text:p>
          </table:table-cell>
          <table:table-cell office:value-type="string" calcext:value-type="string">
            <text:p>3802080036010061 <text:s/>Hieronder een, waarvan de ouderdom onbekend is.</text:p>
          </table:table-cell>
          <table:table-cell table:style-name="ce7" office:value-type="string" calcext:value-type="string">
            <text:p>3802080036010062 <text:s/>Hieronder eene, waarvan de ouderdom onbekend is.</text:p>
          </table:table-cell>
          <table:table-cell table:number-columns-repeated="1019"/>
        </table:table-row>
        <table:table-row table:style-name="ro5">
          <table:table-cell table:style-name="ce75" office:value-type="float" office:value="7001" calcext:value-type="float">
            <text:p>700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07" calcext:value-type="float">
            <text:p>380208003601007</text:p>
          </table:table-cell>
          <table:table-cell office:value-type="string" calcext:value-type="string">
            <text:p>3802080036010073 <text:s/>Hieronder twee, waarvan de ouderdom onbekend is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02" calcext:value-type="float">
            <text:p>700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08" calcext:value-type="float">
            <text:p>3802080036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03" calcext:value-type="float">
            <text:p>700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09" calcext:value-type="float">
            <text:p>3802080036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04" calcext:value-type="float">
            <text:p>700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0" calcext:value-type="float">
            <text:p>3802080036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05" calcext:value-type="float">
            <text:p>700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1" calcext:value-type="float">
            <text:p>3802080036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06" calcext:value-type="float">
            <text:p>700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2" calcext:value-type="float">
            <text:p>3802080036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07" calcext:value-type="float">
            <text:p>700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3" calcext:value-type="float">
            <text:p>3802080036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08" calcext:value-type="float">
            <text:p>700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4" calcext:value-type="float">
            <text:p>3802080036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09" calcext:value-type="float">
            <text:p>700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5" calcext:value-type="float">
            <text:p>3802080036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0" calcext:value-type="float">
            <text:p>701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6" calcext:value-type="float">
            <text:p>3802080036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1" calcext:value-type="float">
            <text:p>701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7" calcext:value-type="float">
            <text:p>3802080036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2" calcext:value-type="float">
            <text:p>701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8" calcext:value-type="float">
            <text:p>3802080036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3" calcext:value-type="float">
            <text:p>701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19" calcext:value-type="float">
            <text:p>3802080036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4" calcext:value-type="float">
            <text:p>701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0" calcext:value-type="float">
            <text:p>3802080036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5" calcext:value-type="float">
            <text:p>701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1" calcext:value-type="float">
            <text:p>3802080036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6" calcext:value-type="float">
            <text:p>701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2" calcext:value-type="float">
            <text:p>3802080036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7" calcext:value-type="float">
            <text:p>701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3" calcext:value-type="float">
            <text:p>3802080036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8" calcext:value-type="float">
            <text:p>701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4" calcext:value-type="float">
            <text:p>3802080036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19" calcext:value-type="float">
            <text:p>701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5" calcext:value-type="float">
            <text:p>3802080036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0" calcext:value-type="float">
            <text:p>702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6" calcext:value-type="float">
            <text:p>3802080036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1" calcext:value-type="float">
            <text:p>702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7" calcext:value-type="float">
            <text:p>3802080036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2" calcext:value-type="float">
            <text:p>702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8" calcext:value-type="float">
            <text:p>3802080036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3" calcext:value-type="float">
            <text:p>702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29" calcext:value-type="float">
            <text:p>3802080036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4" calcext:value-type="float">
            <text:p>702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0" calcext:value-type="float">
            <text:p>3802080036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5" calcext:value-type="float">
            <text:p>702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1" calcext:value-type="float">
            <text:p>3802080036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6" calcext:value-type="float">
            <text:p>702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2" calcext:value-type="float">
            <text:p>3802080036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7" calcext:value-type="float">
            <text:p>702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3" calcext:value-type="float">
            <text:p>3802080036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8" calcext:value-type="float">
            <text:p>702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4" calcext:value-type="float">
            <text:p>3802080036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29" calcext:value-type="float">
            <text:p>702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5" calcext:value-type="float">
            <text:p>3802080036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0" calcext:value-type="float">
            <text:p>703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6" calcext:value-type="float">
            <text:p>3802080036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1" calcext:value-type="float">
            <text:p>703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7" calcext:value-type="float">
            <text:p>3802080036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2" calcext:value-type="float">
            <text:p>703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8" calcext:value-type="float">
            <text:p>3802080036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3" calcext:value-type="float">
            <text:p>703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39" calcext:value-type="float">
            <text:p>3802080036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4" calcext:value-type="float">
            <text:p>703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0" calcext:value-type="float">
            <text:p>3802080036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5" calcext:value-type="float">
            <text:p>703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1" calcext:value-type="float">
            <text:p>3802080036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6" calcext:value-type="float">
            <text:p>703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2" calcext:value-type="float">
            <text:p>3802080036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7" calcext:value-type="float">
            <text:p>703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3" calcext:value-type="float">
            <text:p>3802080036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8" calcext:value-type="float">
            <text:p>703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4" calcext:value-type="float">
            <text:p>3802080036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39" calcext:value-type="float">
            <text:p>703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5" calcext:value-type="float">
            <text:p>3802080036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0" calcext:value-type="float">
            <text:p>704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6" calcext:value-type="float">
            <text:p>3802080036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1" calcext:value-type="float">
            <text:p>704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7" calcext:value-type="float">
            <text:p>3802080036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2" calcext:value-type="float">
            <text:p>704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8" calcext:value-type="float">
            <text:p>3802080036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3" calcext:value-type="float">
            <text:p>704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49" calcext:value-type="float">
            <text:p>3802080036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4" calcext:value-type="float">
            <text:p>704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50" calcext:value-type="float">
            <text:p>3802080036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5" calcext:value-type="float">
            <text:p>704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51" calcext:value-type="float">
            <text:p>3802080036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6" calcext:value-type="float">
            <text:p>704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52" calcext:value-type="float">
            <text:p>38020800360105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7" calcext:value-type="float">
            <text:p>704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601053" calcext:value-type="float">
            <text:p>38020800360105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8" calcext:value-type="float">
            <text:p>704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01" calcext:value-type="float">
            <text:p>380208003701001</text:p>
          </table:table-cell>
          <table:table-cell office:value-type="string" calcext:value-type="string">
            <text:p>380208003701001* <text:s/>Hieronder begrepen de fabrijkanten van katoen, hennip, vlas, wol en zijde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49" calcext:value-type="float">
            <text:p>704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02" calcext:value-type="float">
            <text:p>3802080037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0" calcext:value-type="float">
            <text:p>705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03" calcext:value-type="float">
            <text:p>3802080037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1" calcext:value-type="float">
            <text:p>705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04" calcext:value-type="float">
            <text:p>3802080037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2" calcext:value-type="float">
            <text:p>705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05" calcext:value-type="float">
            <text:p>3802080037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3" calcext:value-type="float">
            <text:p>705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06" calcext:value-type="float">
            <text:p>3802080037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4" calcext:value-type="float">
            <text:p>705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07" calcext:value-type="float">
            <text:p>3802080037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5" calcext:value-type="float">
            <text:p>705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08" calcext:value-type="float">
            <text:p>3802080037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6" calcext:value-type="float">
            <text:p>705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09" calcext:value-type="float">
            <text:p>3802080037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7" calcext:value-type="float">
            <text:p>705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0" calcext:value-type="float">
            <text:p>3802080037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8" calcext:value-type="float">
            <text:p>705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1" calcext:value-type="float">
            <text:p>3802080037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59" calcext:value-type="float">
            <text:p>705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2" calcext:value-type="float">
            <text:p>3802080037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0" calcext:value-type="float">
            <text:p>706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3" calcext:value-type="float">
            <text:p>3802080037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1" calcext:value-type="float">
            <text:p>706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4" calcext:value-type="float">
            <text:p>3802080037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2" calcext:value-type="float">
            <text:p>706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5" calcext:value-type="float">
            <text:p>3802080037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3" calcext:value-type="float">
            <text:p>706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6" calcext:value-type="float">
            <text:p>3802080037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4" calcext:value-type="float">
            <text:p>706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7" calcext:value-type="float">
            <text:p>3802080037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5" calcext:value-type="float">
            <text:p>706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8" calcext:value-type="float">
            <text:p>3802080037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6" calcext:value-type="float">
            <text:p>706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19" calcext:value-type="float">
            <text:p>3802080037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7" calcext:value-type="float">
            <text:p>706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0" calcext:value-type="float">
            <text:p>3802080037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8" calcext:value-type="float">
            <text:p>706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1" calcext:value-type="float">
            <text:p>3802080037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69" calcext:value-type="float">
            <text:p>706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2" calcext:value-type="float">
            <text:p>3802080037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0" calcext:value-type="float">
            <text:p>707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3" calcext:value-type="float">
            <text:p>3802080037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1" calcext:value-type="float">
            <text:p>707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4" calcext:value-type="float">
            <text:p>380208003701024</text:p>
          </table:table-cell>
          <table:table-cell office:value-type="string" calcext:value-type="string">
            <text:p>380208003701024? <text:s/>De boden zijn hieronder begrepen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2" calcext:value-type="float">
            <text:p>707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5" calcext:value-type="float">
            <text:p>3802080037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3" calcext:value-type="float">
            <text:p>707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6" calcext:value-type="float">
            <text:p>380208003701026</text:p>
          </table:table-cell>
          <table:table-cell office:value-type="string" calcext:value-type="string">
            <text:p>380208003701024? <text:s/>De boden zijn hieronder begrepen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4" calcext:value-type="float">
            <text:p>707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7" calcext:value-type="float">
            <text:p>3802080037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5" calcext:value-type="float">
            <text:p>707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8" calcext:value-type="float">
            <text:p>3802080037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6" calcext:value-type="float">
            <text:p>707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29" calcext:value-type="float">
            <text:p>3802080037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7" calcext:value-type="float">
            <text:p>707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0" calcext:value-type="float">
            <text:p>3802080037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8" calcext:value-type="float">
            <text:p>707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1" calcext:value-type="float">
            <text:p>3802080037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79" calcext:value-type="float">
            <text:p>707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2" calcext:value-type="float">
            <text:p>3802080037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0" calcext:value-type="float">
            <text:p>708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3" calcext:value-type="float">
            <text:p>3802080037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1" calcext:value-type="float">
            <text:p>708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4" calcext:value-type="float">
            <text:p>3802080037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2" calcext:value-type="float">
            <text:p>708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5" calcext:value-type="float">
            <text:p>3802080037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3" calcext:value-type="float">
            <text:p>708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6" calcext:value-type="float">
            <text:p>3802080037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4" calcext:value-type="float">
            <text:p>708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7" calcext:value-type="float">
            <text:p>3802080037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5" calcext:value-type="float">
            <text:p>708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8" calcext:value-type="float">
            <text:p>3802080037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6" calcext:value-type="float">
            <text:p>708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39" calcext:value-type="float">
            <text:p>3802080037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7" calcext:value-type="float">
            <text:p>708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0" calcext:value-type="float">
            <text:p>3802080037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8" calcext:value-type="float">
            <text:p>708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1" calcext:value-type="float">
            <text:p>3802080037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89" calcext:value-type="float">
            <text:p>708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2" calcext:value-type="float">
            <text:p>3802080037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0" calcext:value-type="float">
            <text:p>709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3" calcext:value-type="float">
            <text:p>3802080037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1" calcext:value-type="float">
            <text:p>709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4" calcext:value-type="float">
            <text:p>3802080037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2" calcext:value-type="float">
            <text:p>709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5" calcext:value-type="float">
            <text:p>3802080037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3" calcext:value-type="float">
            <text:p>709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6" calcext:value-type="float">
            <text:p>3802080037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4" calcext:value-type="float">
            <text:p>709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7" calcext:value-type="float">
            <text:p>3802080037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5" calcext:value-type="float">
            <text:p>709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8" calcext:value-type="float">
            <text:p>3802080037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6" calcext:value-type="float">
            <text:p>709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49" calcext:value-type="float">
            <text:p>3802080037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7" calcext:value-type="float">
            <text:p>709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8003701050" calcext:value-type="float">
            <text:p>3802080037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8" calcext:value-type="float">
            <text:p>709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01" calcext:value-type="float">
            <text:p>3802090038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099" calcext:value-type="float">
            <text:p>709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02" calcext:value-type="float">
            <text:p>3802090038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0" calcext:value-type="float">
            <text:p>710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03" calcext:value-type="float">
            <text:p>3802090038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1" calcext:value-type="float">
            <text:p>710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04" calcext:value-type="float">
            <text:p>3802090038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2" calcext:value-type="float">
            <text:p>710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05" calcext:value-type="float">
            <text:p>3802090038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3" calcext:value-type="float">
            <text:p>710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06" calcext:value-type="float">
            <text:p>3802090038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4" calcext:value-type="float">
            <text:p>710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07" calcext:value-type="float">
            <text:p>3802090038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5" calcext:value-type="float">
            <text:p>710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08" calcext:value-type="float">
            <text:p>3802090038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6" calcext:value-type="float">
            <text:p>710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09" calcext:value-type="float">
            <text:p>3802090038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7" calcext:value-type="float">
            <text:p>710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0" calcext:value-type="float">
            <text:p>3802090038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8" calcext:value-type="float">
            <text:p>710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1" calcext:value-type="float">
            <text:p>3802090038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09" calcext:value-type="float">
            <text:p>710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2" calcext:value-type="float">
            <text:p>3802090038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0" calcext:value-type="float">
            <text:p>711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3" calcext:value-type="float">
            <text:p>3802090038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1" calcext:value-type="float">
            <text:p>711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4" calcext:value-type="float">
            <text:p>3802090038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2" calcext:value-type="float">
            <text:p>711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5" calcext:value-type="float">
            <text:p>3802090038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3" calcext:value-type="float">
            <text:p>711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6" calcext:value-type="float">
            <text:p>3802090038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4" calcext:value-type="float">
            <text:p>711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7" calcext:value-type="float">
            <text:p>3802090038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5" calcext:value-type="float">
            <text:p>711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8" calcext:value-type="float">
            <text:p>3802090038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6" calcext:value-type="float">
            <text:p>711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19" calcext:value-type="float">
            <text:p>3802090038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7" calcext:value-type="float">
            <text:p>711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0" calcext:value-type="float">
            <text:p>3802090038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8" calcext:value-type="float">
            <text:p>711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1" calcext:value-type="float">
            <text:p>3802090038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19" calcext:value-type="float">
            <text:p>711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2" calcext:value-type="float">
            <text:p>3802090038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0" calcext:value-type="float">
            <text:p>712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3" calcext:value-type="float">
            <text:p>3802090038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1" calcext:value-type="float">
            <text:p>712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4" calcext:value-type="float">
            <text:p>3802090038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2" calcext:value-type="float">
            <text:p>712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5" calcext:value-type="float">
            <text:p>3802090038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3" calcext:value-type="float">
            <text:p>712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6" calcext:value-type="float">
            <text:p>3802090038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4" calcext:value-type="float">
            <text:p>712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7" calcext:value-type="float">
            <text:p>3802090038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5" calcext:value-type="float">
            <text:p>712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8" calcext:value-type="float">
            <text:p>3802090038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6" calcext:value-type="float">
            <text:p>712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29" calcext:value-type="float">
            <text:p>3802090038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7" calcext:value-type="float">
            <text:p>712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0" calcext:value-type="float">
            <text:p>3802090038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8" calcext:value-type="float">
            <text:p>712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1" calcext:value-type="float">
            <text:p>3802090038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29" calcext:value-type="float">
            <text:p>712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2" calcext:value-type="float">
            <text:p>3802090038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0" calcext:value-type="float">
            <text:p>713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3" calcext:value-type="float">
            <text:p>3802090038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1" calcext:value-type="float">
            <text:p>713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4" calcext:value-type="float">
            <text:p>3802090038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2" calcext:value-type="float">
            <text:p>713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5" calcext:value-type="float">
            <text:p>3802090038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3" calcext:value-type="float">
            <text:p>713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6" calcext:value-type="float">
            <text:p>3802090038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4" calcext:value-type="float">
            <text:p>713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7" calcext:value-type="float">
            <text:p>3802090038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5" calcext:value-type="float">
            <text:p>713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8" calcext:value-type="float">
            <text:p>3802090038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6" calcext:value-type="float">
            <text:p>713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39" calcext:value-type="float">
            <text:p>3802090038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7" calcext:value-type="float">
            <text:p>713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0" calcext:value-type="float">
            <text:p>3802090038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8" calcext:value-type="float">
            <text:p>713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1" calcext:value-type="float">
            <text:p>3802090038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39" calcext:value-type="float">
            <text:p>713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2" calcext:value-type="float">
            <text:p>3802090038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0" calcext:value-type="float">
            <text:p>714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3" calcext:value-type="float">
            <text:p>3802090038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1" calcext:value-type="float">
            <text:p>714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4" calcext:value-type="float">
            <text:p>3802090038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2" calcext:value-type="float">
            <text:p>714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5" calcext:value-type="float">
            <text:p>3802090038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3" calcext:value-type="float">
            <text:p>714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6" calcext:value-type="float">
            <text:p>3802090038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4" calcext:value-type="float">
            <text:p>714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7" calcext:value-type="float">
            <text:p>3802090038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5" calcext:value-type="float">
            <text:p>714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8" calcext:value-type="float">
            <text:p>3802090038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6" calcext:value-type="float">
            <text:p>714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49" calcext:value-type="float">
            <text:p>3802090038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7" calcext:value-type="float">
            <text:p>714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50" calcext:value-type="float">
            <text:p>3802090038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8" calcext:value-type="float">
            <text:p>714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51" calcext:value-type="float">
            <text:p>3802090038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49" calcext:value-type="float">
            <text:p>714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52" calcext:value-type="float">
            <text:p>38020900380105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0" calcext:value-type="float">
            <text:p>715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801053" calcext:value-type="float">
            <text:p>38020900380105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1" calcext:value-type="float">
            <text:p>715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01" calcext:value-type="float">
            <text:p>3802090039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2" calcext:value-type="float">
            <text:p>715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02" calcext:value-type="float">
            <text:p>3802090039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3" calcext:value-type="float">
            <text:p>715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03" calcext:value-type="float">
            <text:p>3802090039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4" calcext:value-type="float">
            <text:p>715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04" calcext:value-type="float">
            <text:p>3802090039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5" calcext:value-type="float">
            <text:p>715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05" calcext:value-type="float">
            <text:p>3802090039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6" calcext:value-type="float">
            <text:p>715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06" calcext:value-type="float">
            <text:p>3802090039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7" calcext:value-type="float">
            <text:p>715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07" calcext:value-type="float">
            <text:p>3802090039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8" calcext:value-type="float">
            <text:p>715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08" calcext:value-type="float">
            <text:p>3802090039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59" calcext:value-type="float">
            <text:p>715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09" calcext:value-type="float">
            <text:p>3802090039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0" calcext:value-type="float">
            <text:p>716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0" calcext:value-type="float">
            <text:p>3802090039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1" calcext:value-type="float">
            <text:p>716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1" calcext:value-type="float">
            <text:p>3802090039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2" calcext:value-type="float">
            <text:p>716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2" calcext:value-type="float">
            <text:p>3802090039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3" calcext:value-type="float">
            <text:p>716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3" calcext:value-type="float">
            <text:p>3802090039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4" calcext:value-type="float">
            <text:p>716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4" calcext:value-type="float">
            <text:p>3802090039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5" calcext:value-type="float">
            <text:p>716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5" calcext:value-type="float">
            <text:p>3802090039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6" calcext:value-type="float">
            <text:p>716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6" calcext:value-type="float">
            <text:p>3802090039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7" calcext:value-type="float">
            <text:p>716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7" calcext:value-type="float">
            <text:p>3802090039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8" calcext:value-type="float">
            <text:p>716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8" calcext:value-type="float">
            <text:p>3802090039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69" calcext:value-type="float">
            <text:p>716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19" calcext:value-type="float">
            <text:p>3802090039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0" calcext:value-type="float">
            <text:p>717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0" calcext:value-type="float">
            <text:p>3802090039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1" calcext:value-type="float">
            <text:p>717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1" calcext:value-type="float">
            <text:p>3802090039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2" calcext:value-type="float">
            <text:p>717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2" calcext:value-type="float">
            <text:p>3802090039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3" calcext:value-type="float">
            <text:p>717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3" calcext:value-type="float">
            <text:p>3802090039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4" calcext:value-type="float">
            <text:p>717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4" calcext:value-type="float">
            <text:p>3802090039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5" calcext:value-type="float">
            <text:p>717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5" calcext:value-type="float">
            <text:p>3802090039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6" calcext:value-type="float">
            <text:p>717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6" calcext:value-type="float">
            <text:p>3802090039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7" calcext:value-type="float">
            <text:p>717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7" calcext:value-type="float">
            <text:p>3802090039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8" calcext:value-type="float">
            <text:p>717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8" calcext:value-type="float">
            <text:p>3802090039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79" calcext:value-type="float">
            <text:p>717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29" calcext:value-type="float">
            <text:p>3802090039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0" calcext:value-type="float">
            <text:p>718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0" calcext:value-type="float">
            <text:p>3802090039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1" calcext:value-type="float">
            <text:p>718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1" calcext:value-type="float">
            <text:p>3802090039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2" calcext:value-type="float">
            <text:p>718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2" calcext:value-type="float">
            <text:p>3802090039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3" calcext:value-type="float">
            <text:p>718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3" calcext:value-type="float">
            <text:p>3802090039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4" calcext:value-type="float">
            <text:p>718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4" calcext:value-type="float">
            <text:p>3802090039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5" calcext:value-type="float">
            <text:p>718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5" calcext:value-type="float">
            <text:p>3802090039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6" calcext:value-type="float">
            <text:p>718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6" calcext:value-type="float">
            <text:p>3802090039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7" calcext:value-type="float">
            <text:p>718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7" calcext:value-type="float">
            <text:p>3802090039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8" calcext:value-type="float">
            <text:p>718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8" calcext:value-type="float">
            <text:p>380209003901038</text:p>
          </table:table-cell>
          <table:table-cell office:value-type="string" calcext:value-type="string">
            <text:p>3802090039010381 <text:s/>Hieronder een, waarvan de ouderdom onbekend is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89" calcext:value-type="float">
            <text:p>718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39" calcext:value-type="float">
            <text:p>3802090039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0" calcext:value-type="float">
            <text:p>719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09003901040" calcext:value-type="float">
            <text:p>3802090039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1" calcext:value-type="float">
            <text:p>719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01" calcext:value-type="float">
            <text:p>3802100040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2" calcext:value-type="float">
            <text:p>719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02" calcext:value-type="float">
            <text:p>3802100040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3" calcext:value-type="float">
            <text:p>719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03" calcext:value-type="float">
            <text:p>3802100040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4" calcext:value-type="float">
            <text:p>719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04" calcext:value-type="float">
            <text:p>3802100040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5" calcext:value-type="float">
            <text:p>719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05" calcext:value-type="float">
            <text:p>3802100040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6" calcext:value-type="float">
            <text:p>719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06" calcext:value-type="float">
            <text:p>3802100040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7" calcext:value-type="float">
            <text:p>719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07" calcext:value-type="float">
            <text:p>3802100040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8" calcext:value-type="float">
            <text:p>719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08" calcext:value-type="float">
            <text:p>3802100040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199" calcext:value-type="float">
            <text:p>719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09" calcext:value-type="float">
            <text:p>3802100040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0" calcext:value-type="float">
            <text:p>720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0" calcext:value-type="float">
            <text:p>3802100040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1" calcext:value-type="float">
            <text:p>720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1" calcext:value-type="float">
            <text:p>3802100040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2" calcext:value-type="float">
            <text:p>720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2" calcext:value-type="float">
            <text:p>3802100040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3" calcext:value-type="float">
            <text:p>720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3" calcext:value-type="float">
            <text:p>3802100040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4" calcext:value-type="float">
            <text:p>720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4" calcext:value-type="float">
            <text:p>3802100040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5" calcext:value-type="float">
            <text:p>720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5" calcext:value-type="float">
            <text:p>3802100040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6" calcext:value-type="float">
            <text:p>720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6" calcext:value-type="float">
            <text:p>3802100040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7" calcext:value-type="float">
            <text:p>720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7" calcext:value-type="float">
            <text:p>3802100040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8" calcext:value-type="float">
            <text:p>720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8" calcext:value-type="float">
            <text:p>3802100040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09" calcext:value-type="float">
            <text:p>720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19" calcext:value-type="float">
            <text:p>3802100040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0" calcext:value-type="float">
            <text:p>721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0" calcext:value-type="float">
            <text:p>3802100040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1" calcext:value-type="float">
            <text:p>721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1" calcext:value-type="float">
            <text:p>3802100040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2" calcext:value-type="float">
            <text:p>721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2" calcext:value-type="float">
            <text:p>3802100040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3" calcext:value-type="float">
            <text:p>721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3" calcext:value-type="float">
            <text:p>3802100040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4" calcext:value-type="float">
            <text:p>721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4" calcext:value-type="float">
            <text:p>3802100040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5" calcext:value-type="float">
            <text:p>721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5" calcext:value-type="float">
            <text:p>3802100040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6" calcext:value-type="float">
            <text:p>721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6" calcext:value-type="float">
            <text:p>3802100040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7" calcext:value-type="float">
            <text:p>721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7" calcext:value-type="float">
            <text:p>3802100040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8" calcext:value-type="float">
            <text:p>721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8" calcext:value-type="float">
            <text:p>3802100040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19" calcext:value-type="float">
            <text:p>721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29" calcext:value-type="float">
            <text:p>3802100040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0" calcext:value-type="float">
            <text:p>722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0" calcext:value-type="float">
            <text:p>3802100040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1" calcext:value-type="float">
            <text:p>722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1" calcext:value-type="float">
            <text:p>3802100040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2" calcext:value-type="float">
            <text:p>722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2" calcext:value-type="float">
            <text:p>3802100040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3" calcext:value-type="float">
            <text:p>722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3" calcext:value-type="float">
            <text:p>3802100040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4" calcext:value-type="float">
            <text:p>722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4" calcext:value-type="float">
            <text:p>3802100040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5" calcext:value-type="float">
            <text:p>722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5" calcext:value-type="float">
            <text:p>3802100040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6" calcext:value-type="float">
            <text:p>722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6" calcext:value-type="float">
            <text:p>3802100040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7" calcext:value-type="float">
            <text:p>722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7" calcext:value-type="float">
            <text:p>3802100040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8" calcext:value-type="float">
            <text:p>722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8" calcext:value-type="float">
            <text:p>3802100040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29" calcext:value-type="float">
            <text:p>722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39" calcext:value-type="float">
            <text:p>3802100040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0" calcext:value-type="float">
            <text:p>723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0" calcext:value-type="float">
            <text:p>3802100040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1" calcext:value-type="float">
            <text:p>723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1" calcext:value-type="float">
            <text:p>3802100040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2" calcext:value-type="float">
            <text:p>723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2" calcext:value-type="float">
            <text:p>3802100040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3" calcext:value-type="float">
            <text:p>723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3" calcext:value-type="float">
            <text:p>3802100040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4" calcext:value-type="float">
            <text:p>723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4" calcext:value-type="float">
            <text:p>3802100040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5" calcext:value-type="float">
            <text:p>723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5" calcext:value-type="float">
            <text:p>3802100040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6" calcext:value-type="float">
            <text:p>723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6" calcext:value-type="float">
            <text:p>3802100040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7" calcext:value-type="float">
            <text:p>723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7" calcext:value-type="float">
            <text:p>3802100040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8" calcext:value-type="float">
            <text:p>723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8" calcext:value-type="float">
            <text:p>3802100040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39" calcext:value-type="float">
            <text:p>723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49" calcext:value-type="float">
            <text:p>3802100040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0" calcext:value-type="float">
            <text:p>724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50" calcext:value-type="float">
            <text:p>3802100040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1" calcext:value-type="float">
            <text:p>724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51" calcext:value-type="float">
            <text:p>3802100040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2" calcext:value-type="float">
            <text:p>724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52" calcext:value-type="float">
            <text:p>38021000400105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3" calcext:value-type="float">
            <text:p>724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001053" calcext:value-type="float">
            <text:p>38021000400105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4" calcext:value-type="float">
            <text:p>724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01" calcext:value-type="float">
            <text:p>3802100041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5" calcext:value-type="float">
            <text:p>724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02" calcext:value-type="float">
            <text:p>3802100041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6" calcext:value-type="float">
            <text:p>724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03" calcext:value-type="float">
            <text:p>3802100041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7" calcext:value-type="float">
            <text:p>724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04" calcext:value-type="float">
            <text:p>3802100041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8" calcext:value-type="float">
            <text:p>724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05" calcext:value-type="float">
            <text:p>3802100041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49" calcext:value-type="float">
            <text:p>724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06" calcext:value-type="float">
            <text:p>3802100041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0" calcext:value-type="float">
            <text:p>725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07" calcext:value-type="float">
            <text:p>3802100041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1" calcext:value-type="float">
            <text:p>725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08" calcext:value-type="float">
            <text:p>3802100041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2" calcext:value-type="float">
            <text:p>725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09" calcext:value-type="float">
            <text:p>380210004101009</text:p>
          </table:table-cell>
          <table:table-cell office:value-type="string" calcext:value-type="string">
            <text:p>3802100041010091 <text:s/>Hieronder twee, welke worden opgeleid tot leeraren bij de christelijke afgescheidene gemeente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3" calcext:value-type="float">
            <text:p>725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0" calcext:value-type="float">
            <text:p>3802100041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4" calcext:value-type="float">
            <text:p>725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1" calcext:value-type="float">
            <text:p>3802100041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5" calcext:value-type="float">
            <text:p>725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2" calcext:value-type="float">
            <text:p>3802100041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6" calcext:value-type="float">
            <text:p>725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3" calcext:value-type="float">
            <text:p>3802100041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7" calcext:value-type="float">
            <text:p>725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4" calcext:value-type="float">
            <text:p>3802100041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8" calcext:value-type="float">
            <text:p>725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5" calcext:value-type="float">
            <text:p>3802100041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59" calcext:value-type="float">
            <text:p>725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6" calcext:value-type="float">
            <text:p>3802100041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0" calcext:value-type="float">
            <text:p>726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7" calcext:value-type="float">
            <text:p>3802100041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1" calcext:value-type="float">
            <text:p>726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8" calcext:value-type="float">
            <text:p>3802100041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2" calcext:value-type="float">
            <text:p>726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19" calcext:value-type="float">
            <text:p>3802100041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3" calcext:value-type="float">
            <text:p>726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0" calcext:value-type="float">
            <text:p>3802100041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4" calcext:value-type="float">
            <text:p>726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1" calcext:value-type="float">
            <text:p>3802100041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5" calcext:value-type="float">
            <text:p>726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2" calcext:value-type="float">
            <text:p>3802100041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6" calcext:value-type="float">
            <text:p>726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3" calcext:value-type="float">
            <text:p>3802100041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7" calcext:value-type="float">
            <text:p>726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4" calcext:value-type="float">
            <text:p>3802100041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8" calcext:value-type="float">
            <text:p>726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5" calcext:value-type="float">
            <text:p>3802100041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69" calcext:value-type="float">
            <text:p>726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6" calcext:value-type="float">
            <text:p>3802100041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0" calcext:value-type="float">
            <text:p>727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7" calcext:value-type="float">
            <text:p>3802100041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1" calcext:value-type="float">
            <text:p>727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8" calcext:value-type="float">
            <text:p>3802100041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2" calcext:value-type="float">
            <text:p>727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29" calcext:value-type="float">
            <text:p>3802100041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3" calcext:value-type="float">
            <text:p>727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0" calcext:value-type="float">
            <text:p>3802100041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4" calcext:value-type="float">
            <text:p>727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1" calcext:value-type="float">
            <text:p>3802100041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5" calcext:value-type="float">
            <text:p>727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2" calcext:value-type="float">
            <text:p>3802100041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6" calcext:value-type="float">
            <text:p>727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3" calcext:value-type="float">
            <text:p>3802100041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7" calcext:value-type="float">
            <text:p>727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4" calcext:value-type="float">
            <text:p>3802100041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8" calcext:value-type="float">
            <text:p>727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5" calcext:value-type="float">
            <text:p>3802100041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79" calcext:value-type="float">
            <text:p>727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6" calcext:value-type="float">
            <text:p>3802100041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0" calcext:value-type="float">
            <text:p>728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7" calcext:value-type="float">
            <text:p>3802100041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1" calcext:value-type="float">
            <text:p>728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8" calcext:value-type="float">
            <text:p>3802100041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2" calcext:value-type="float">
            <text:p>728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39" calcext:value-type="float">
            <text:p>3802100041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3" calcext:value-type="float">
            <text:p>728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0" calcext:value-type="float">
            <text:p>3802100041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4" calcext:value-type="float">
            <text:p>728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1" calcext:value-type="float">
            <text:p>3802100041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5" calcext:value-type="float">
            <text:p>728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2" calcext:value-type="float">
            <text:p>3802100041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6" calcext:value-type="float">
            <text:p>728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3" calcext:value-type="float">
            <text:p>3802100041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7" calcext:value-type="float">
            <text:p>728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4" calcext:value-type="float">
            <text:p>3802100041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8" calcext:value-type="float">
            <text:p>728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5" calcext:value-type="float">
            <text:p>3802100041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89" calcext:value-type="float">
            <text:p>728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6" calcext:value-type="float">
            <text:p>3802100041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0" calcext:value-type="float">
            <text:p>729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7" calcext:value-type="float">
            <text:p>3802100041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1" calcext:value-type="float">
            <text:p>729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8" calcext:value-type="float">
            <text:p>3802100041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2" calcext:value-type="float">
            <text:p>729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49" calcext:value-type="float">
            <text:p>3802100041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3" calcext:value-type="float">
            <text:p>729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50" calcext:value-type="float">
            <text:p>3802100041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4" calcext:value-type="float">
            <text:p>729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0004101051" calcext:value-type="float">
            <text:p>3802100041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5" calcext:value-type="float">
            <text:p>729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01" calcext:value-type="float">
            <text:p>3802110042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6" calcext:value-type="float">
            <text:p>729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02" calcext:value-type="float">
            <text:p>3802110042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7" calcext:value-type="float">
            <text:p>729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03" calcext:value-type="float">
            <text:p>3802110042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8" calcext:value-type="float">
            <text:p>729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04" calcext:value-type="float">
            <text:p>3802110042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299" calcext:value-type="float">
            <text:p>729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05" calcext:value-type="float">
            <text:p>3802110042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00" calcext:value-type="float">
            <text:p>730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06" calcext:value-type="float">
            <text:p>380211004201006</text:p>
          </table:table-cell>
          <table:table-cell office:value-type="string" calcext:value-type="string">
            <text:p>3802110042010061 <text:s/>Hieronder een, waarvan de ouderdom onbekend is.</text:p>
          </table:table-cell>
          <table:table-cell table:style-name="ce7" office:value-type="string" calcext:value-type="string">
            <text:p>3802110042010062 <text:s/>Hieronder eene, waarvan de ouderdom onbekend is.</text:p>
          </table:table-cell>
          <table:table-cell table:number-columns-repeated="1019"/>
        </table:table-row>
        <table:table-row table:style-name="ro5">
          <table:table-cell table:style-name="ce75" office:value-type="float" office:value="7301" calcext:value-type="float">
            <text:p>730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07" calcext:value-type="float">
            <text:p>380211004201007</text:p>
          </table:table-cell>
          <table:table-cell office:value-type="string" calcext:value-type="string">
            <text:p>3802110042010073 <text:s/>Hieronder twee, waarvan de ouderdom onbekend is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02" calcext:value-type="float">
            <text:p>730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08" calcext:value-type="float">
            <text:p>3802110042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03" calcext:value-type="float">
            <text:p>730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09" calcext:value-type="float">
            <text:p>3802110042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04" calcext:value-type="float">
            <text:p>730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0" calcext:value-type="float">
            <text:p>3802110042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05" calcext:value-type="float">
            <text:p>730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1" calcext:value-type="float">
            <text:p>3802110042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06" calcext:value-type="float">
            <text:p>730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2" calcext:value-type="float">
            <text:p>3802110042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07" calcext:value-type="float">
            <text:p>730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3" calcext:value-type="float">
            <text:p>3802110042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08" calcext:value-type="float">
            <text:p>730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4" calcext:value-type="float">
            <text:p>3802110042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09" calcext:value-type="float">
            <text:p>730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5" calcext:value-type="float">
            <text:p>3802110042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0" calcext:value-type="float">
            <text:p>731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6" calcext:value-type="float">
            <text:p>3802110042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1" calcext:value-type="float">
            <text:p>731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7" calcext:value-type="float">
            <text:p>3802110042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2" calcext:value-type="float">
            <text:p>731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8" calcext:value-type="float">
            <text:p>3802110042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3" calcext:value-type="float">
            <text:p>731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19" calcext:value-type="float">
            <text:p>3802110042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4" calcext:value-type="float">
            <text:p>731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0" calcext:value-type="float">
            <text:p>3802110042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5" calcext:value-type="float">
            <text:p>731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1" calcext:value-type="float">
            <text:p>3802110042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6" calcext:value-type="float">
            <text:p>731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2" calcext:value-type="float">
            <text:p>3802110042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7" calcext:value-type="float">
            <text:p>731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3" calcext:value-type="float">
            <text:p>3802110042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8" calcext:value-type="float">
            <text:p>731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4" calcext:value-type="float">
            <text:p>3802110042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19" calcext:value-type="float">
            <text:p>731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5" calcext:value-type="float">
            <text:p>3802110042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0" calcext:value-type="float">
            <text:p>732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6" calcext:value-type="float">
            <text:p>3802110042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1" calcext:value-type="float">
            <text:p>732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7" calcext:value-type="float">
            <text:p>3802110042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2" calcext:value-type="float">
            <text:p>732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8" calcext:value-type="float">
            <text:p>3802110042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3" calcext:value-type="float">
            <text:p>732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29" calcext:value-type="float">
            <text:p>3802110042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4" calcext:value-type="float">
            <text:p>732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0" calcext:value-type="float">
            <text:p>3802110042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5" calcext:value-type="float">
            <text:p>732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1" calcext:value-type="float">
            <text:p>3802110042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6" calcext:value-type="float">
            <text:p>732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2" calcext:value-type="float">
            <text:p>3802110042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7" calcext:value-type="float">
            <text:p>732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3" calcext:value-type="float">
            <text:p>3802110042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8" calcext:value-type="float">
            <text:p>732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4" calcext:value-type="float">
            <text:p>3802110042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29" calcext:value-type="float">
            <text:p>732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5" calcext:value-type="float">
            <text:p>3802110042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0" calcext:value-type="float">
            <text:p>733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6" calcext:value-type="float">
            <text:p>3802110042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1" calcext:value-type="float">
            <text:p>733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7" calcext:value-type="float">
            <text:p>3802110042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2" calcext:value-type="float">
            <text:p>733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8" calcext:value-type="float">
            <text:p>3802110042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3" calcext:value-type="float">
            <text:p>733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39" calcext:value-type="float">
            <text:p>3802110042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4" calcext:value-type="float">
            <text:p>733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0" calcext:value-type="float">
            <text:p>3802110042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5" calcext:value-type="float">
            <text:p>733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1" calcext:value-type="float">
            <text:p>3802110042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6" calcext:value-type="float">
            <text:p>733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2" calcext:value-type="float">
            <text:p>3802110042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7" calcext:value-type="float">
            <text:p>733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3" calcext:value-type="float">
            <text:p>3802110042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8" calcext:value-type="float">
            <text:p>733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4" calcext:value-type="float">
            <text:p>3802110042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39" calcext:value-type="float">
            <text:p>733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5" calcext:value-type="float">
            <text:p>3802110042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0" calcext:value-type="float">
            <text:p>734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6" calcext:value-type="float">
            <text:p>3802110042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1" calcext:value-type="float">
            <text:p>734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7" calcext:value-type="float">
            <text:p>3802110042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2" calcext:value-type="float">
            <text:p>734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8" calcext:value-type="float">
            <text:p>3802110042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3" calcext:value-type="float">
            <text:p>734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49" calcext:value-type="float">
            <text:p>3802110042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4" calcext:value-type="float">
            <text:p>734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50" calcext:value-type="float">
            <text:p>3802110042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5" calcext:value-type="float">
            <text:p>734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51" calcext:value-type="float">
            <text:p>3802110042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6" calcext:value-type="float">
            <text:p>734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52" calcext:value-type="float">
            <text:p>38021100420105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7" calcext:value-type="float">
            <text:p>734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201053" calcext:value-type="float">
            <text:p>38021100420105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8" calcext:value-type="float">
            <text:p>734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01" calcext:value-type="float">
            <text:p>3802110043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49" calcext:value-type="float">
            <text:p>734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02" calcext:value-type="float">
            <text:p>3802110043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0" calcext:value-type="float">
            <text:p>735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03" calcext:value-type="float">
            <text:p>3802110043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1" calcext:value-type="float">
            <text:p>735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04" calcext:value-type="float">
            <text:p>3802110043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2" calcext:value-type="float">
            <text:p>735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05" calcext:value-type="float">
            <text:p>3802110043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3" calcext:value-type="float">
            <text:p>735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06" calcext:value-type="float">
            <text:p>3802110043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4" calcext:value-type="float">
            <text:p>735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07" calcext:value-type="float">
            <text:p>3802110043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5" calcext:value-type="float">
            <text:p>735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08" calcext:value-type="float">
            <text:p>3802110043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6" calcext:value-type="float">
            <text:p>735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09" calcext:value-type="float">
            <text:p>3802110043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7" calcext:value-type="float">
            <text:p>735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0" calcext:value-type="float">
            <text:p>3802110043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8" calcext:value-type="float">
            <text:p>735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1" calcext:value-type="float">
            <text:p>3802110043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59" calcext:value-type="float">
            <text:p>735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2" calcext:value-type="float">
            <text:p>3802110043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0" calcext:value-type="float">
            <text:p>736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3" calcext:value-type="float">
            <text:p>3802110043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1" calcext:value-type="float">
            <text:p>736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4" calcext:value-type="float">
            <text:p>3802110043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2" calcext:value-type="float">
            <text:p>736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5" calcext:value-type="float">
            <text:p>3802110043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3" calcext:value-type="float">
            <text:p>736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6" calcext:value-type="float">
            <text:p>3802110043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4" calcext:value-type="float">
            <text:p>736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7" calcext:value-type="float">
            <text:p>3802110043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5" calcext:value-type="float">
            <text:p>736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8" calcext:value-type="float">
            <text:p>3802110043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6" calcext:value-type="float">
            <text:p>736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19" calcext:value-type="float">
            <text:p>3802110043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7" calcext:value-type="float">
            <text:p>736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0" calcext:value-type="float">
            <text:p>3802110043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8" calcext:value-type="float">
            <text:p>736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1" calcext:value-type="float">
            <text:p>3802110043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69" calcext:value-type="float">
            <text:p>736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2" calcext:value-type="float">
            <text:p>3802110043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0" calcext:value-type="float">
            <text:p>737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3" calcext:value-type="float">
            <text:p>3802110043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1" calcext:value-type="float">
            <text:p>737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4" calcext:value-type="float">
            <text:p>380211004301024</text:p>
          </table:table-cell>
          <table:table-cell office:value-type="string" calcext:value-type="string">
            <text:p>380211004301024? <text:s/>De boden zijn hieronder begrepen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2" calcext:value-type="float">
            <text:p>737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5" calcext:value-type="float">
            <text:p>3802110043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3" calcext:value-type="float">
            <text:p>737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6" calcext:value-type="float">
            <text:p>380211004301026</text:p>
          </table:table-cell>
          <table:table-cell office:value-type="string" calcext:value-type="string">
            <text:p>380211004301024? <text:s/>De boden zijn hieronder begrepen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4" calcext:value-type="float">
            <text:p>737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7" calcext:value-type="float">
            <text:p>3802110043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5" calcext:value-type="float">
            <text:p>737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8" calcext:value-type="float">
            <text:p>3802110043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6" calcext:value-type="float">
            <text:p>737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29" calcext:value-type="float">
            <text:p>3802110043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7" calcext:value-type="float">
            <text:p>737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0" calcext:value-type="float">
            <text:p>3802110043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8" calcext:value-type="float">
            <text:p>737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1" calcext:value-type="float">
            <text:p>3802110043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79" calcext:value-type="float">
            <text:p>737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2" calcext:value-type="float">
            <text:p>3802110043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0" calcext:value-type="float">
            <text:p>738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3" calcext:value-type="float">
            <text:p>3802110043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1" calcext:value-type="float">
            <text:p>738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4" calcext:value-type="float">
            <text:p>3802110043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2" calcext:value-type="float">
            <text:p>738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5" calcext:value-type="float">
            <text:p>3802110043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3" calcext:value-type="float">
            <text:p>738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6" calcext:value-type="float">
            <text:p>3802110043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4" calcext:value-type="float">
            <text:p>738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7" calcext:value-type="float">
            <text:p>3802110043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5" calcext:value-type="float">
            <text:p>738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8" calcext:value-type="float">
            <text:p>3802110043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6" calcext:value-type="float">
            <text:p>738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39" calcext:value-type="float">
            <text:p>3802110043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7" calcext:value-type="float">
            <text:p>738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0" calcext:value-type="float">
            <text:p>3802110043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8" calcext:value-type="float">
            <text:p>738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1" calcext:value-type="float">
            <text:p>3802110043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89" calcext:value-type="float">
            <text:p>738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2" calcext:value-type="float">
            <text:p>3802110043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0" calcext:value-type="float">
            <text:p>739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3" calcext:value-type="float">
            <text:p>3802110043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1" calcext:value-type="float">
            <text:p>739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4" calcext:value-type="float">
            <text:p>3802110043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2" calcext:value-type="float">
            <text:p>739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5" calcext:value-type="float">
            <text:p>3802110043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3" calcext:value-type="float">
            <text:p>739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6" calcext:value-type="float">
            <text:p>3802110043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4" calcext:value-type="float">
            <text:p>739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7" calcext:value-type="float">
            <text:p>3802110043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5" calcext:value-type="float">
            <text:p>739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8" calcext:value-type="float">
            <text:p>3802110043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6" calcext:value-type="float">
            <text:p>739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49" calcext:value-type="float">
            <text:p>3802110043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7" calcext:value-type="float">
            <text:p>739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1004301050" calcext:value-type="float">
            <text:p>3802110043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8" calcext:value-type="float">
            <text:p>739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01" calcext:value-type="float">
            <text:p>3802120044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399" calcext:value-type="float">
            <text:p>739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02" calcext:value-type="float">
            <text:p>3802120044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0" calcext:value-type="float">
            <text:p>740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03" calcext:value-type="float">
            <text:p>3802120044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1" calcext:value-type="float">
            <text:p>740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04" calcext:value-type="float">
            <text:p>3802120044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2" calcext:value-type="float">
            <text:p>740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05" calcext:value-type="float">
            <text:p>3802120044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3" calcext:value-type="float">
            <text:p>740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06" calcext:value-type="float">
            <text:p>3802120044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4" calcext:value-type="float">
            <text:p>740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07" calcext:value-type="float">
            <text:p>3802120044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5" calcext:value-type="float">
            <text:p>740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08" calcext:value-type="float">
            <text:p>3802120044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6" calcext:value-type="float">
            <text:p>740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09" calcext:value-type="float">
            <text:p>3802120044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7" calcext:value-type="float">
            <text:p>740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0" calcext:value-type="float">
            <text:p>3802120044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8" calcext:value-type="float">
            <text:p>740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1" calcext:value-type="float">
            <text:p>3802120044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09" calcext:value-type="float">
            <text:p>740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2" calcext:value-type="float">
            <text:p>3802120044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0" calcext:value-type="float">
            <text:p>741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3" calcext:value-type="float">
            <text:p>3802120044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1" calcext:value-type="float">
            <text:p>741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4" calcext:value-type="float">
            <text:p>3802120044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2" calcext:value-type="float">
            <text:p>741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5" calcext:value-type="float">
            <text:p>3802120044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3" calcext:value-type="float">
            <text:p>741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6" calcext:value-type="float">
            <text:p>3802120044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4" calcext:value-type="float">
            <text:p>741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7" calcext:value-type="float">
            <text:p>3802120044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5" calcext:value-type="float">
            <text:p>741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8" calcext:value-type="float">
            <text:p>3802120044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6" calcext:value-type="float">
            <text:p>741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19" calcext:value-type="float">
            <text:p>3802120044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7" calcext:value-type="float">
            <text:p>741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0" calcext:value-type="float">
            <text:p>3802120044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8" calcext:value-type="float">
            <text:p>741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1" calcext:value-type="float">
            <text:p>3802120044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19" calcext:value-type="float">
            <text:p>741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2" calcext:value-type="float">
            <text:p>3802120044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0" calcext:value-type="float">
            <text:p>742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3" calcext:value-type="float">
            <text:p>3802120044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1" calcext:value-type="float">
            <text:p>742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4" calcext:value-type="float">
            <text:p>3802120044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2" calcext:value-type="float">
            <text:p>742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5" calcext:value-type="float">
            <text:p>3802120044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3" calcext:value-type="float">
            <text:p>742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6" calcext:value-type="float">
            <text:p>3802120044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4" calcext:value-type="float">
            <text:p>742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7" calcext:value-type="float">
            <text:p>3802120044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5" calcext:value-type="float">
            <text:p>742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8" calcext:value-type="float">
            <text:p>3802120044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6" calcext:value-type="float">
            <text:p>742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29" calcext:value-type="float">
            <text:p>3802120044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7" calcext:value-type="float">
            <text:p>742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0" calcext:value-type="float">
            <text:p>3802120044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8" calcext:value-type="float">
            <text:p>742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1" calcext:value-type="float">
            <text:p>3802120044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29" calcext:value-type="float">
            <text:p>742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2" calcext:value-type="float">
            <text:p>3802120044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0" calcext:value-type="float">
            <text:p>743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3" calcext:value-type="float">
            <text:p>3802120044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1" calcext:value-type="float">
            <text:p>743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4" calcext:value-type="float">
            <text:p>3802120044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2" calcext:value-type="float">
            <text:p>743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5" calcext:value-type="float">
            <text:p>3802120044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3" calcext:value-type="float">
            <text:p>743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6" calcext:value-type="float">
            <text:p>3802120044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4" calcext:value-type="float">
            <text:p>743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7" calcext:value-type="float">
            <text:p>3802120044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5" calcext:value-type="float">
            <text:p>743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8" calcext:value-type="float">
            <text:p>38021200440103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6" calcext:value-type="float">
            <text:p>743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39" calcext:value-type="float">
            <text:p>3802120044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7" calcext:value-type="float">
            <text:p>743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0" calcext:value-type="float">
            <text:p>3802120044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8" calcext:value-type="float">
            <text:p>743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1" calcext:value-type="float">
            <text:p>38021200440104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39" calcext:value-type="float">
            <text:p>743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2" calcext:value-type="float">
            <text:p>38021200440104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0" calcext:value-type="float">
            <text:p>744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3" calcext:value-type="float">
            <text:p>38021200440104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1" calcext:value-type="float">
            <text:p>744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4" calcext:value-type="float">
            <text:p>38021200440104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2" calcext:value-type="float">
            <text:p>744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5" calcext:value-type="float">
            <text:p>38021200440104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3" calcext:value-type="float">
            <text:p>744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6" calcext:value-type="float">
            <text:p>38021200440104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4" calcext:value-type="float">
            <text:p>744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7" calcext:value-type="float">
            <text:p>38021200440104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5" calcext:value-type="float">
            <text:p>744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8" calcext:value-type="float">
            <text:p>38021200440104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6" calcext:value-type="float">
            <text:p>744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49" calcext:value-type="float">
            <text:p>38021200440104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7" calcext:value-type="float">
            <text:p>744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50" calcext:value-type="float">
            <text:p>38021200440105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8" calcext:value-type="float">
            <text:p>744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51" calcext:value-type="float">
            <text:p>38021200440105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49" calcext:value-type="float">
            <text:p>744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52" calcext:value-type="float">
            <text:p>38021200440105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0" calcext:value-type="float">
            <text:p>745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401053" calcext:value-type="float">
            <text:p>38021200440105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1" calcext:value-type="float">
            <text:p>745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01" calcext:value-type="float">
            <text:p>38021200450100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2" calcext:value-type="float">
            <text:p>745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02" calcext:value-type="float">
            <text:p>38021200450100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3" calcext:value-type="float">
            <text:p>745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03" calcext:value-type="float">
            <text:p>38021200450100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4" calcext:value-type="float">
            <text:p>745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04" calcext:value-type="float">
            <text:p>38021200450100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5" calcext:value-type="float">
            <text:p>745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05" calcext:value-type="float">
            <text:p>38021200450100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6" calcext:value-type="float">
            <text:p>745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06" calcext:value-type="float">
            <text:p>38021200450100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7" calcext:value-type="float">
            <text:p>745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07" calcext:value-type="float">
            <text:p>38021200450100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8" calcext:value-type="float">
            <text:p>745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08" calcext:value-type="float">
            <text:p>38021200450100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59" calcext:value-type="float">
            <text:p>745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09" calcext:value-type="float">
            <text:p>38021200450100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0" calcext:value-type="float">
            <text:p>746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0" calcext:value-type="float">
            <text:p>38021200450101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1" calcext:value-type="float">
            <text:p>746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1" calcext:value-type="float">
            <text:p>38021200450101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2" calcext:value-type="float">
            <text:p>746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2" calcext:value-type="float">
            <text:p>38021200450101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3" calcext:value-type="float">
            <text:p>746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3" calcext:value-type="float">
            <text:p>38021200450101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4" calcext:value-type="float">
            <text:p>746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4" calcext:value-type="float">
            <text:p>38021200450101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5" calcext:value-type="float">
            <text:p>746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5" calcext:value-type="float">
            <text:p>38021200450101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6" calcext:value-type="float">
            <text:p>746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6" calcext:value-type="float">
            <text:p>38021200450101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7" calcext:value-type="float">
            <text:p>746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7" calcext:value-type="float">
            <text:p>38021200450101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8" calcext:value-type="float">
            <text:p>746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8" calcext:value-type="float">
            <text:p>38021200450101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69" calcext:value-type="float">
            <text:p>746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19" calcext:value-type="float">
            <text:p>38021200450101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0" calcext:value-type="float">
            <text:p>747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0" calcext:value-type="float">
            <text:p>38021200450102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1" calcext:value-type="float">
            <text:p>747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1" calcext:value-type="float">
            <text:p>38021200450102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2" calcext:value-type="float">
            <text:p>747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2" calcext:value-type="float">
            <text:p>38021200450102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3" calcext:value-type="float">
            <text:p>747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3" calcext:value-type="float">
            <text:p>38021200450102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4" calcext:value-type="float">
            <text:p>747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4" calcext:value-type="float">
            <text:p>38021200450102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5" calcext:value-type="float">
            <text:p>747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5" calcext:value-type="float">
            <text:p>38021200450102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6" calcext:value-type="float">
            <text:p>747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6" calcext:value-type="float">
            <text:p>38021200450102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7" calcext:value-type="float">
            <text:p>747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7" calcext:value-type="float">
            <text:p>38021200450102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8" calcext:value-type="float">
            <text:p>747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8" calcext:value-type="float">
            <text:p>380212004501028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79" calcext:value-type="float">
            <text:p>747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29" calcext:value-type="float">
            <text:p>38021200450102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0" calcext:value-type="float">
            <text:p>748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0" calcext:value-type="float">
            <text:p>38021200450103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1" calcext:value-type="float">
            <text:p>7481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1" calcext:value-type="float">
            <text:p>380212004501031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2" calcext:value-type="float">
            <text:p>7482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2" calcext:value-type="float">
            <text:p>380212004501032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3" calcext:value-type="float">
            <text:p>7483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3" calcext:value-type="float">
            <text:p>380212004501033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4" calcext:value-type="float">
            <text:p>7484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4" calcext:value-type="float">
            <text:p>380212004501034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5" calcext:value-type="float">
            <text:p>7485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5" calcext:value-type="float">
            <text:p>380212004501035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6" calcext:value-type="float">
            <text:p>7486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6" calcext:value-type="float">
            <text:p>380212004501036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7" calcext:value-type="float">
            <text:p>7487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7" calcext:value-type="float">
            <text:p>380212004501037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8" calcext:value-type="float">
            <text:p>7488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8" calcext:value-type="float">
            <text:p>380212004501038</text:p>
          </table:table-cell>
          <table:table-cell office:value-type="string" calcext:value-type="string">
            <text:p>3802120045010381 <text:s/>Hieronder een, waarvan de ouderdom onbekend is.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89" calcext:value-type="float">
            <text:p>7489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39" calcext:value-type="float">
            <text:p>380212004501039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5" office:value-type="float" office:value="7490" calcext:value-type="float">
            <text:p>7490</text:p>
          </table:table-cell>
          <table:table-cell table:style-name="ce7" office:value-type="string" calcext:value-type="string">
            <text:p>Dr-4edl</text:p>
          </table:table-cell>
          <table:table-cell table:style-name="ce76" office:value-type="float" office:value="380212004501040" calcext:value-type="float">
            <text:p>380212004501040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76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2-25T13:12:04</meta:creation-date>
    <dc:creator>Helpdesk</dc:creator>
    <dc:date>2004-12-20T18:11:36</dc:date>
    <meta:document-statistic meta:table-count="2" meta:cell-count="6534" meta:object-count="0"/>
    <meta:generator>LibreOffice/4.2.7.2$Linux_X86_64 LibreOffice_project/420m0$Build-2</meta:generator>
  </office:meta>
</office:document-meta>
</file>